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200000240000059D000001D45F006AA1.svm" manifest:media-type=""/>
  <manifest:file-entry manifest:full-path="Pictures/20000024000007C6000001D4C9E543C3.svm" manifest:media-type=""/>
  <manifest:file-entry manifest:full-path="Pictures/2000004E000010A4000002146E8DACB6.svm" manifest:media-type=""/>
  <manifest:file-entry manifest:full-path="Pictures/2000003200000C310000021490683DD3.svm" manifest:media-type=""/>
  <manifest:file-entry manifest:full-path="Pictures/2000004700000DBE00000214AFBCD783.svm" manifest:media-type=""/>
  <manifest:file-entry manifest:full-path="Pictures/2000004000000C6600000214A93C92C6.svm" manifest:media-type=""/>
  <manifest:file-entry manifest:full-path="Pictures/100000000000002500000023EB4E9695.png" manifest:media-type="image/png"/>
  <manifest:file-entry manifest:full-path="Pictures/2000004700000DE8000002149957B81B.svm" manifest:media-type=""/>
  <manifest:file-entry manifest:full-path="Pictures/2000004000000A6600000214427111E7.svm" manifest:media-type=""/>
  <manifest:file-entry manifest:full-path="Pictures/2000004000000C3600000214FEA6E3C7.svm" manifest:media-type=""/>
  <manifest:file-entry manifest:full-path="Pictures/2000002B00000A7700000214E497EBA9.svm" manifest:media-type=""/>
  <manifest:file-entry manifest:full-path="Pictures/200000710000160B000001FB26713F69.svm" manifest:media-type=""/>
  <manifest:file-entry manifest:full-path="Pictures/2000004000000BDD000001D462B86D40.svm" manifest:media-type=""/>
  <manifest:file-entry manifest:full-path="Pictures/2000005500000E8B00000214EC0F02E2.svm" manifest:media-type=""/>
  <manifest:file-entry manifest:full-path="Pictures/2000004700000E8E000002148D3F05ED.svm" manifest:media-type=""/>
  <manifest:file-entry manifest:full-path="Pictures/2000004000000BF200000214A17C5F2A.svm" manifest:media-type=""/>
  <manifest:file-entry manifest:full-path="Pictures/2000004000000F5700000214E8EBEAEF.svm" manifest:media-type=""/>
  <manifest:file-entry manifest:full-path="Pictures/200000240000082D000001D4014CE5C8.svm" manifest:media-type=""/>
  <manifest:file-entry manifest:full-path="Pictures/2000002B000006DF000001D4EF633E8B.svm" manifest:media-type=""/>
  <manifest:file-entry manifest:full-path="Pictures/200000240000085F000001D4CA19C5C9.svm" manifest:media-type=""/>
  <manifest:file-entry manifest:full-path="Pictures/2000004000000D06000001D45F44A909.svm" manifest:media-type=""/>
  <manifest:file-entry manifest:full-path="Pictures/2000003200000BC7000002144F685163.svm" manifest:media-type=""/>
  <manifest:file-entry manifest:full-path="Pictures/20000039000009CB000001D466688A3D.svm" manifest:media-type=""/>
  <manifest:file-entry manifest:full-path="Pictures/2000004000000CA9000001D4FB05E806.svm" manifest:media-type=""/>
  <manifest:file-entry manifest:full-path="Pictures/2000003900000AB0000001D46EE1AAA6.svm" manifest:media-type=""/>
  <manifest:file-entry manifest:full-path="Pictures/20000039000009C8000001D40AE32B21.svm" manifest:media-type=""/>
  <manifest:file-entry manifest:full-path="Pictures/2000004700000CB000000214A793E800.svm" manifest:media-type=""/>
  <manifest:file-entry manifest:full-path="Pictures/2000004700000EA2000002149A293564.svm" manifest:media-type=""/>
  <manifest:file-entry manifest:full-path="Pictures/2000004000000D6300000214D924A8A7.svm" manifest:media-type=""/>
  <manifest:file-entry manifest:full-path="Pictures/2000003900000A9D000001D4B582EFEF.svm" manifest:media-type=""/>
  <manifest:file-entry manifest:full-path="Pictures/2000000F00000825000001D4AE85CCDF.svm" manifest:media-type=""/>
  <manifest:file-entry manifest:full-path="Pictures/2000004700000CF2000002144491174A.svm" manifest:media-type=""/>
  <manifest:file-entry manifest:full-path="Pictures/2000002400000598000001D43D2CE514.svm" manifest:media-type=""/>
  <manifest:file-entry manifest:full-path="Pictures/20000039000009D6000001D4742672A3.svm" manifest:media-type=""/>
  <manifest:file-entry manifest:full-path="Pictures/2000002400000799000001D4B988C801.svm" manifest:media-type=""/>
  <manifest:file-entry manifest:full-path="Pictures/2000000F00000371000001D498A77617.svm" manifest:media-type=""/>
  <manifest:file-entry manifest:full-path="Pictures/2000004000000C67000002145A8ADD28.svm" manifest:media-type=""/>
  <manifest:file-entry manifest:full-path="Pictures/2000004000000C6F00000214A377F827.svm" manifest:media-type="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D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399cm" style:rel-column-width="13106*"/>
    </style:style>
    <style:style style:name="Table15.B" style:family="table-column">
      <style:table-column-properties style:column-width="3.401cm" style:rel-column-width="13107*"/>
    </style:style>
    <style:style style:name="Table15.E" style:family="table-column">
      <style:table-column-properties style:column-width="3.401cm" style:rel-column-width="13109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348cm"/>
    </style:style>
    <style:style style:name="Table3.C" style:family="table-column">
      <style:table-column-properties style:column-width="2.067cm"/>
    </style:style>
    <style:style style:name="Table3.D" style:family="table-column">
      <style:table-column-properties style:column-width="3.085cm"/>
    </style:style>
    <style:style style:name="Table3.F" style:family="table-column">
      <style:table-column-properties style:column-width="2.82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0*"/>
    </style:style>
    <style:style style:name="Table4.B" style:family="table-column">
      <style:table-column-properties style:column-width="3.764cm" style:rel-column-width="14510*"/>
    </style:style>
    <style:style style:name="Table4.C" style:family="table-column">
      <style:table-column-properties style:column-width="3.51cm" style:rel-column-width="13531*"/>
    </style:style>
    <style:style style:name="Table4.D" style:family="table-column">
      <style:table-column-properties style:column-width="2.787cm" style:rel-column-width="10743*"/>
    </style:style>
    <style:style style:name="Table4.E" style:family="table-column">
      <style:table-column-properties style:column-width="2.91cm" style:rel-column-width="11219*"/>
    </style:style>
    <style:style style:name="Table4.F" style:family="table-column">
      <style:table-column-properties style:column-width="1.196cm" style:rel-column-width="461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6*"/>
    </style:style>
    <style:style style:name="Table5.B" style:family="table-column">
      <style:table-column-properties style:column-width="3.401cm" style:rel-column-width="13107*"/>
    </style:style>
    <style:style style:name="Table5.E" style:family="table-column">
      <style:table-column-properties style:column-width="3.401cm" style:rel-column-width="1310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Liberation Serif1" fo:font-style="normal" fo:font-weight="normal" officeooo:rsid="036c777f" officeooo:paragraph-rsid="004b221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erif1" fo:font-style="normal" fo:font-weight="normal" officeooo:rsid="041be12b" officeooo:paragraph-rsid="003a5ecc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Liberation Serif1" fo:font-style="normal" fo:font-weight="normal" officeooo:rsid="004a5663" officeooo:paragraph-rsid="004a5663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font-name="Liberation Serif1" fo:font-style="normal" fo:font-weight="normal" officeooo:rsid="0036d8b3" officeooo:paragraph-rsid="004b2216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erif1" fo:font-style="normal" fo:font-weight="normal" officeooo:rsid="0057d772" officeooo:paragraph-rsid="0057d772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line-height="150%"/>
      <style:text-properties style:font-name="Liberation Serif1" fo:font-style="normal" fo:font-weight="normal" officeooo:rsid="03c1ff0e" officeooo:paragraph-rsid="0034e4e7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e24c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96024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c126c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20" style:family="paragraph" style:parent-style-name="Text_20_body">
      <style:paragraph-properties fo:line-height="150%"/>
      <style:text-properties style:font-name="Liberation Serif1" fo:font-style="normal" fo:font-weight="normal" officeooo:rsid="00406a9e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Text_20_body">
      <style:paragraph-properties fo:line-height="150%"/>
      <style:text-properties style:font-name="Liberation Serif1" fo:font-style="normal" fo:font-weight="normal" officeooo:rsid="004a5663" officeooo:paragraph-rsid="004a5663" style:font-name-asian="Liberation Serif1" style:font-style-asian="normal" style:font-weight-asian="normal" style:font-name-complex="Liberation Serif1" style:font-style-complex="normal" style:font-weight-complex="normal"/>
    </style:style>
    <style:style style:name="P22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541320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57d772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erif1" fo:font-style="normal" fo:font-weight="normal" officeooo:rsid="005964ae" officeooo:paragraph-rsid="005964ae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26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1" fo:font-style="normal" fo:font-weight="normal" officeooo:rsid="036c777f" officeooo:paragraph-rsid="004272a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31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Standard">
      <style:text-properties style:font-name="Liberation Serif" fo:font-size="11pt" fo:font-style="normal" fo:font-weight="normal" officeooo:rsid="0036d282" officeooo:paragraph-rsid="004b3892" style:font-size-asian="11pt" style:font-style-asian="normal" style:font-weight-asian="normal"/>
    </style:style>
    <style:style style:name="P33" style:family="paragraph" style:parent-style-name="Standard">
      <style:text-properties style:font-name="Liberation Serif" fo:font-size="11pt" fo:font-style="normal" fo:font-weight="normal" officeooo:rsid="003d5a41" officeooo:paragraph-rsid="004e5b79" style:font-size-asian="11pt" style:font-style-asian="normal" style:font-weight-asian="normal"/>
    </style:style>
    <style:style style:name="P34" style:family="paragraph" style:parent-style-name="Standard">
      <style:text-properties style:font-name="Liberation Serif" fo:font-size="11pt" fo:font-style="normal" fo:font-weight="normal" officeooo:rsid="003d5a41" officeooo:paragraph-rsid="004b3892" style:font-size-asian="11pt" style:font-style-asian="normal" style:font-weight-asian="normal"/>
    </style:style>
    <style:style style:name="P35" style:family="paragraph" style:parent-style-name="Standard">
      <style:text-properties style:font-name="Liberation Serif" fo:font-size="11pt" fo:font-style="normal" fo:font-weight="normal" officeooo:rsid="00503360" officeooo:paragraph-rsid="00503360" style:font-size-asian="11pt" style:font-style-asian="normal" style:font-weight-asian="normal"/>
    </style:style>
    <style:style style:name="P36" style:family="paragraph" style:parent-style-name="Standard">
      <style:text-properties style:font-name="Liberation Serif" officeooo:rsid="004e5b79" officeooo:paragraph-rsid="004e5b79"/>
    </style:style>
    <style:style style:name="P37" style:family="paragraph" style:parent-style-name="Table_20_Contents">
      <style:paragraph-properties fo:text-align="center" style:justify-single-word="false"/>
      <style:text-properties officeooo:rsid="03d09ae6" officeooo:paragraph-rsid="003f8cdf"/>
    </style:style>
    <style:style style:name="P38" style:family="paragraph" style:parent-style-name="Table_20_Contents">
      <style:paragraph-properties fo:text-align="center" style:justify-single-word="false"/>
      <style:text-properties officeooo:rsid="03d09ae6" officeooo:paragraph-rsid="004589f7"/>
    </style:style>
    <style:style style:name="P39" style:family="paragraph" style:parent-style-name="Table_20_Contents">
      <style:paragraph-properties fo:text-align="center" style:justify-single-word="false"/>
      <style:text-properties officeooo:rsid="03d09ae6" officeooo:paragraph-rsid="004b3892"/>
    </style:style>
    <style:style style:name="P40" style:family="paragraph" style:parent-style-name="Table_20_Contents">
      <style:paragraph-properties fo:text-align="center" style:justify-single-word="false"/>
      <style:text-properties officeooo:rsid="03d125bb" officeooo:paragraph-rsid="003f8cdf"/>
    </style:style>
    <style:style style:name="P41" style:family="paragraph" style:parent-style-name="Table_20_Contents">
      <style:paragraph-properties fo:text-align="center" style:justify-single-word="false"/>
      <style:text-properties officeooo:rsid="03d125bb" officeooo:paragraph-rsid="004589f7"/>
    </style:style>
    <style:style style:name="P42" style:family="paragraph" style:parent-style-name="Table_20_Contents">
      <style:paragraph-properties fo:text-align="center" style:justify-single-word="false"/>
      <style:text-properties officeooo:rsid="03d125bb" officeooo:paragraph-rsid="004b3892"/>
    </style:style>
    <style:style style:name="P43" style:family="paragraph" style:parent-style-name="Table_20_Contents">
      <style:text-properties officeooo:rsid="03d125bb" officeooo:paragraph-rsid="003f8cdf"/>
    </style:style>
    <style:style style:name="P44" style:family="paragraph" style:parent-style-name="Table_20_Contents">
      <style:text-properties officeooo:rsid="03d125bb" officeooo:paragraph-rsid="004589f7"/>
    </style:style>
    <style:style style:name="P45" style:family="paragraph" style:parent-style-name="Table_20_Contents">
      <style:text-properties officeooo:rsid="03d125bb" officeooo:paragraph-rsid="004b3892"/>
    </style:style>
    <style:style style:name="P46" style:family="paragraph" style:parent-style-name="Table_20_Contents">
      <style:text-properties officeooo:paragraph-rsid="003f8cdf"/>
    </style:style>
    <style:style style:name="P47" style:family="paragraph" style:parent-style-name="Table_20_Contents">
      <style:text-properties officeooo:rsid="003f8cdf" officeooo:paragraph-rsid="003f8cdf"/>
    </style:style>
    <style:style style:name="P48" style:family="paragraph" style:parent-style-name="Table_20_Contents">
      <style:text-properties officeooo:rsid="003f8cdf" officeooo:paragraph-rsid="004589f7"/>
    </style:style>
    <style:style style:name="P49" style:family="paragraph" style:parent-style-name="Table_20_Contents">
      <style:text-properties style:font-name="Liberation Serif1" officeooo:rsid="0362634e" officeooo:paragraph-rsid="004272a6"/>
    </style:style>
    <style:style style:name="P50" style:family="paragraph" style:parent-style-name="Table_20_Contents">
      <style:text-properties style:font-name="Liberation Serif1" officeooo:rsid="0362634e" officeooo:paragraph-rsid="004448a8"/>
    </style:style>
    <style:style style:name="P51" style:family="paragraph" style:parent-style-name="Table_20_Contents">
      <style:text-properties style:font-name="Liberation Serif1" officeooo:rsid="00363939" officeooo:paragraph-rsid="004272a6"/>
    </style:style>
    <style:style style:name="P52" style:family="paragraph" style:parent-style-name="Table_20_Contents">
      <style:text-properties style:font-name="Liberation Serif1" officeooo:rsid="0364880b" officeooo:paragraph-rsid="004272a6"/>
    </style:style>
    <style:style style:name="P53" style:family="paragraph" style:parent-style-name="Table_20_Contents">
      <style:text-properties style:font-name="Liberation Serif1" officeooo:rsid="0364880b" officeooo:paragraph-rsid="004448a8"/>
    </style:style>
    <style:style style:name="P54" style:family="paragraph" style:parent-style-name="Table_20_Contents">
      <style:text-properties style:font-name="Liberation Serif1" officeooo:rsid="03638a15" officeooo:paragraph-rsid="004272a6"/>
    </style:style>
    <style:style style:name="P55" style:family="paragraph" style:parent-style-name="Table_20_Contents">
      <style:text-properties style:font-name="Liberation Serif1" officeooo:rsid="03638a15" officeooo:paragraph-rsid="004448a8"/>
    </style:style>
    <style:style style:name="P56" style:family="paragraph" style:parent-style-name="Table_20_Contents">
      <style:text-properties style:font-name="Liberation Serif1" officeooo:paragraph-rsid="004272a6"/>
    </style:style>
    <style:style style:name="P57" style:family="paragraph" style:parent-style-name="Table_20_Contents">
      <style:text-properties style:font-name="Liberation Serif1" officeooo:rsid="003d5a41" officeooo:paragraph-rsid="004448a8"/>
    </style:style>
    <style:style style:name="P58" style:family="paragraph" style:parent-style-name="Table_20_Contents">
      <style:text-properties officeooo:rsid="0362634e" officeooo:paragraph-rsid="004272a6"/>
    </style:style>
    <style:style style:name="P59" style:family="paragraph" style:parent-style-name="Table_20_Contents">
      <style:text-properties officeooo:rsid="0364880b" officeooo:paragraph-rsid="004272a6"/>
    </style:style>
    <style:style style:name="P60" style:family="paragraph" style:parent-style-name="Table_20_Contents">
      <style:text-properties officeooo:rsid="0364880b" officeooo:paragraph-rsid="004448a8"/>
    </style:style>
    <style:style style:name="P61" style:family="paragraph" style:parent-style-name="Table_20_Contents">
      <style:text-properties officeooo:paragraph-rsid="004272a6"/>
    </style:style>
    <style:style style:name="P62" style:family="paragraph" style:parent-style-name="Table_20_Contents">
      <style:text-properties officeooo:paragraph-rsid="004589f7"/>
    </style:style>
    <style:style style:name="P63" style:family="paragraph" style:parent-style-name="Table_20_Contents">
      <style:text-properties officeooo:rsid="004a5663" officeooo:paragraph-rsid="004b3892"/>
    </style:style>
    <style:style style:name="P64" style:family="paragraph" style:parent-style-name="Table_20_Contents">
      <style:text-properties officeooo:paragraph-rsid="004b3892"/>
    </style:style>
    <style:style style:name="P65" style:family="paragraph" style:parent-style-name="Table_20_Contents">
      <style:text-properties style:font-name="Liberation Serif" fo:font-size="11pt" fo:font-style="normal" fo:font-weight="normal" officeooo:rsid="003d5a41" officeooo:paragraph-rsid="004d5d9c" style:font-size-asian="11pt" style:font-style-asian="normal" style:font-weight-asian="normal"/>
    </style:style>
    <style:style style:name="P66" style:family="paragraph" style:parent-style-name="Table_20_Contents">
      <style:text-properties style:font-name="Liberation Serif" fo:font-size="11pt" fo:font-style="normal" fo:font-weight="normal" officeooo:rsid="003d5a41" officeooo:paragraph-rsid="004448a8" style:font-size-asian="11pt" style:font-style-asian="normal" style:font-weight-asian="normal"/>
    </style:style>
    <style:style style:name="P67" style:family="paragraph" style:parent-style-name="Table_20_Contents">
      <style:text-properties style:font-name="Liberation Serif" fo:font-size="11pt" fo:font-style="normal" fo:font-weight="normal" officeooo:rsid="003d5a41" officeooo:paragraph-rsid="005c1481" style:font-size-asian="11pt" style:font-style-asian="normal" style:font-weight-asian="normal"/>
    </style:style>
    <style:style style:name="P68" style:family="paragraph" style:parent-style-name="Table_20_Contents">
      <style:text-properties style:font-name="Liberation Serif" fo:font-size="11pt" fo:font-style="normal" fo:font-weight="normal" officeooo:rsid="00503360" officeooo:paragraph-rsid="00503360" style:font-size-asian="11pt" style:font-style-asian="normal" style:font-weight-asian="normal"/>
    </style:style>
    <style:style style:name="P69" style:family="paragraph" style:parent-style-name="Table_20_Contents">
      <style:text-properties style:font-name="Liberation Serif" fo:font-size="11pt" fo:font-style="normal" fo:font-weight="normal" officeooo:rsid="03638a15" officeooo:paragraph-rsid="004e5b79" style:font-size-asian="11pt" style:font-style-asian="normal" style:font-weight-asian="normal"/>
    </style:style>
    <style:style style:name="P70" style:family="paragraph" style:parent-style-name="Table_20_Contents">
      <style:text-properties style:font-name="Liberation Serif" fo:font-size="11pt" fo:font-style="normal" fo:font-weight="normal" officeooo:rsid="03638a15" officeooo:paragraph-rsid="0052d96e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fo:font-size="11pt" fo:font-style="normal" fo:font-weight="normal" officeooo:rsid="03638a15" officeooo:paragraph-rsid="004448a8" style:font-size-asian="11pt" style:font-style-asian="normal" style:font-weight-asian="normal"/>
    </style:style>
    <style:style style:name="P72" style:family="paragraph" style:parent-style-name="Table_20_Contents">
      <style:text-properties style:font-name="Liberation Serif" fo:font-size="11pt" fo:font-style="normal" fo:font-weight="normal" officeooo:rsid="005c1481" officeooo:paragraph-rsid="005c1481" style:font-size-asian="11pt" style:font-style-asian="normal" style:font-weight-asian="normal"/>
    </style:style>
    <style:style style:name="P73" style:family="paragraph" style:parent-style-name="Table_20_Contents">
      <style:text-properties style:font-name="Liberation Serif" officeooo:rsid="003d5a41" officeooo:paragraph-rsid="004b3892"/>
    </style:style>
    <style:style style:name="P74" style:family="paragraph" style:parent-style-name="Table_20_Contents">
      <style:text-properties style:font-name="Liberation Serif" officeooo:rsid="003d5a41" officeooo:paragraph-rsid="005c1481"/>
    </style:style>
    <style:style style:name="P75" style:family="paragraph" style:parent-style-name="Table_20_Contents">
      <style:text-properties style:font-name="Liberation Serif" officeooo:rsid="003d5a41" officeooo:paragraph-rsid="004448a8"/>
    </style:style>
    <style:style style:name="P76" style:family="paragraph" style:parent-style-name="Table_20_Contents">
      <style:text-properties style:font-name="Liberation Serif" officeooo:paragraph-rsid="004d5d9c"/>
    </style:style>
    <style:style style:name="P77" style:family="paragraph" style:parent-style-name="Table_20_Contents">
      <style:text-properties style:font-name="Liberation Serif" officeooo:rsid="03638a15" officeooo:paragraph-rsid="004d5d9c"/>
    </style:style>
    <style:style style:name="P78" style:family="paragraph" style:parent-style-name="Table_20_Contents">
      <style:text-properties style:font-name="Liberation Serif" officeooo:rsid="03638a15" officeooo:paragraph-rsid="004b3892"/>
    </style:style>
    <style:style style:name="P79" style:family="paragraph" style:parent-style-name="Table_20_Contents">
      <style:text-properties style:font-name="Liberation Serif" officeooo:rsid="03638a15" officeooo:paragraph-rsid="004448a8"/>
    </style:style>
    <style:style style:name="P80" style:family="paragraph" style:parent-style-name="Table_20_Contents">
      <style:text-properties style:font-name="Liberation Serif" officeooo:rsid="0362634e" officeooo:paragraph-rsid="004b3892"/>
    </style:style>
    <style:style style:name="P81" style:family="paragraph" style:parent-style-name="Table_20_Contents">
      <style:text-properties style:font-name="Liberation Serif" officeooo:rsid="0362634e" officeooo:paragraph-rsid="004d5d9c"/>
    </style:style>
    <style:style style:name="P82" style:family="paragraph" style:parent-style-name="Table_20_Contents">
      <style:text-properties style:font-name="Liberation Serif" officeooo:rsid="0362634e" officeooo:paragraph-rsid="004448a8"/>
    </style:style>
    <style:style style:name="P83" style:family="paragraph" style:parent-style-name="Table_20_Contents">
      <style:text-properties style:font-name="Liberation Serif" officeooo:rsid="0364880b" officeooo:paragraph-rsid="004b3892"/>
    </style:style>
    <style:style style:name="P84" style:family="paragraph" style:parent-style-name="Table_20_Contents">
      <style:text-properties style:font-name="Liberation Serif" officeooo:rsid="00518de1" officeooo:paragraph-rsid="00518de1"/>
    </style:style>
    <style:style style:name="P85" style:family="paragraph" style:parent-style-name="Table_20_Contents">
      <style:text-properties style:font-name="Liberation Serif" officeooo:paragraph-rsid="004448a8"/>
    </style:style>
    <style:style style:name="P86" style:family="paragraph" style:parent-style-name="Table_20_Contents">
      <style:text-properties officeooo:rsid="00541320" officeooo:paragraph-rsid="00541320"/>
    </style:style>
    <style:style style:name="P87" style:family="paragraph" style:parent-style-name="Table_20_Contents">
      <style:text-properties officeooo:rsid="00551e89" officeooo:paragraph-rsid="00551e89"/>
    </style:style>
    <style:style style:name="P88" style:family="paragraph" style:parent-style-name="Table_20_Contents">
      <style:text-properties officeooo:rsid="005c1481" officeooo:paragraph-rsid="005c1481"/>
    </style:style>
    <style:style style:name="P89" style:family="paragraph" style:parent-style-name="Standard">
      <style:paragraph-properties fo:line-height="150%" fo:text-align="start" style:justify-single-word="false" fo:break-before="page"/>
      <style:text-properties officeooo:paragraph-rsid="003c126c"/>
    </style:style>
    <style:style style:name="P90" style:family="paragraph" style:parent-style-name="Text_20_body">
      <style:paragraph-properties fo:line-height="150%" fo:break-before="page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91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92" style:family="paragraph" style:parent-style-name="Standard">
      <style:paragraph-properties fo:line-height="150%" fo:text-align="start" style:justify-single-word="false"/>
      <style:text-properties officeooo:paragraph-rsid="004b3892"/>
    </style:style>
    <style:style style:name="P93" style:family="paragraph" style:parent-style-name="Standard">
      <style:paragraph-properties fo:line-height="150%" fo:break-before="page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94" style:family="paragraph" style:parent-style-name="Standard">
      <style:paragraph-properties fo:line-height="150%" fo:text-align="start" style:justify-single-word="false" fo:break-before="page"/>
      <style:text-properties officeooo:paragraph-rsid="004b3892"/>
    </style:style>
    <style:style style:name="P95" style:family="paragraph" style:parent-style-name="Text_20_body" style:list-style-name="L20">
      <style:text-properties style:font-name="Liberation Serif1" fo:font-style="normal" fo:font-weight="normal" officeooo:rsid="036c777f" officeooo:paragraph-rsid="00422c21" style:font-style-asian="normal" style:font-weight-asian="normal" style:font-style-complex="normal" style:font-weight-complex="normal"/>
    </style:style>
    <style:style style:name="P96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396024" style:font-style-asian="normal" style:font-weight-asian="normal" style:font-style-complex="normal" style:font-weight-complex="normal"/>
    </style:style>
    <style:style style:name="P97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3f8cdf" style:font-style-asian="normal" style:font-weight-asian="normal" style:font-style-complex="normal" style:font-weight-complex="normal"/>
    </style:style>
    <style:style style:name="P98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589f7" style:font-style-asian="normal" style:font-weight-asian="normal" style:font-style-complex="normal" style:font-weight-complex="normal"/>
    </style:style>
    <style:style style:name="P99" style:family="paragraph" style:parent-style-name="Text_20_body" style:list-style-name="L20">
      <style:text-properties style:font-name="Liberation Serif1" fo:font-style="normal" fo:font-weight="normal" officeooo:rsid="041be12b" officeooo:paragraph-rsid="00422c21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20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0">
      <style:text-properties style:font-name="Liberation Serif1" fo:font-style="normal" fo:font-weight="normal" officeooo:rsid="041be12b" officeooo:paragraph-rsid="004589f7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21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104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105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05c1481" officeooo:paragraph-rsid="005c1481" style:font-name-asian="Liberation Serif1" style:font-style-asian="normal" style:font-weight-asian="normal" style:font-name-complex="Liberation Serif1" style:font-style-complex="normal" style:font-weight-complex="normal"/>
    </style:style>
    <style:style style:name="P106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05c1481" officeooo:paragraph-rsid="005dd029" style:font-name-asian="Liberation Serif1" style:font-style-asian="normal" style:font-weight-asian="normal" style:font-name-complex="Liberation Serif1" style:font-style-complex="normal" style:font-weight-complex="normal"/>
    </style:style>
    <style:style style:name="P107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05c1481" officeooo:paragraph-rsid="00603001" style:font-name-asian="Liberation Serif1" style:font-style-asian="normal" style:font-weight-asian="normal" style:font-name-complex="Liberation Serif1" style:font-style-complex="normal" style:font-weight-complex="normal"/>
    </style:style>
    <style:style style:name="P108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05c1481" officeooo:paragraph-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P109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c1481" officeooo:paragraph-rsid="0060b7c3" style:font-name-asian="Liberation Serif1" style:font-style-asian="normal" style:font-weight-asian="normal" style:font-name-complex="Liberation Serif1" style:font-style-complex="normal" style:font-weight-complex="normal"/>
    </style:style>
    <style:style style:name="P110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3f8cd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111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6e3f7" officeooo:paragraph-rsid="0056e3f7" style:font-name-asian="Liberation Serif1" style:font-style-asian="normal" style:font-weight-asian="normal" style:font-name-complex="Liberation Serif1" style:font-style-complex="normal" style:font-weight-complex="normal"/>
    </style:style>
    <style:style style:name="P112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7d772" officeooo:paragraph-rsid="0057d772" style:font-name-asian="Liberation Serif1" style:font-style-asian="normal" style:font-weight-asian="normal" style:font-name-complex="Liberation Serif1" style:font-style-complex="normal" style:font-weight-complex="normal"/>
    </style:style>
    <style:style style:name="P113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536075" style:font-name-asian="Liberation Serif1" style:font-style-asian="normal" style:font-weight-asian="normal" style:font-name-complex="Liberation Serif1" style:font-style-complex="normal" style:font-weight-complex="normal"/>
    </style:style>
    <style:style style:name="P114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60b7c3" style:font-name-asian="Liberation Serif1" style:font-style-asian="normal" style:font-weight-asian="normal" style:font-name-complex="Liberation Serif1" style:font-style-complex="normal" style:font-weight-complex="normal"/>
    </style:style>
    <style:style style:name="P115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60b7c3" style:font-name-asian="Liberation Serif1" style:font-style-asian="normal" style:font-weight-asian="normal" style:font-name-complex="Liberation Serif1" style:font-style-complex="normal" style:font-weight-complex="normal"/>
    </style:style>
    <style:style style:name="P116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21">
      <style:paragraph-properties fo:break-before="page"/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21">
      <style:paragraph-properties fo:line-height="150%" fo:break-before="page"/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officeooo:rsid="005f8bbd" officeooo:paragraph-rsid="005f8bbd"/>
    </style:style>
    <style:style style:name="P1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cente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2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3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4b3892" style:font-style-asian="normal" style:font-weight-asian="bold" style:font-style-complex="normal" style:font-weight-complex="bold"/>
    </style:style>
    <style:style style:name="T5" style:family="text">
      <style:text-properties style:font-name="Liberation Serif1" officeooo:rsid="0362634e"/>
    </style:style>
    <style:style style:name="T6" style:family="text">
      <style:text-properties style:font-name="Liberation Serif1" officeooo:rsid="0036d282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57d772" style:font-name-asian="Liberation Serif1" style:font-name-complex="Liberation Serif1"/>
    </style:style>
    <style:style style:name="T9" style:family="text">
      <style:text-properties officeooo:rsid="000ae799"/>
    </style:style>
    <style:style style:name="T10" style:family="text">
      <style:text-properties officeooo:rsid="000c47fa"/>
    </style:style>
    <style:style style:name="T11" style:family="text">
      <style:text-properties style:font-name-asian="Liberation Serif1" style:font-name-complex="Liberation Serif1"/>
    </style:style>
    <style:style style:name="T12" style:family="text">
      <style:text-properties officeooo:rsid="04190cf5" style:font-name-asian="Liberation Serif1" style:font-name-complex="Liberation Serif1"/>
    </style:style>
    <style:style style:name="T13" style:family="text">
      <style:text-properties officeooo:rsid="003f8cdf" style:font-name-asian="Liberation Serif1" style:font-name-complex="Liberation Serif1"/>
    </style:style>
    <style:style style:name="T14" style:family="text">
      <style:text-properties officeooo:rsid="004589f7" style:font-name-asian="Liberation Serif1" style:font-name-complex="Liberation Serif1"/>
    </style:style>
    <style:style style:name="T15" style:family="text">
      <style:text-properties officeooo:rsid="0047e0d0" style:font-name-asian="Liberation Serif1" style:font-name-complex="Liberation Serif1"/>
    </style:style>
    <style:style style:name="T16" style:family="text">
      <style:text-properties officeooo:rsid="0052d96e" style:font-name-asian="Liberation Serif1" style:font-name-complex="Liberation Serif1"/>
    </style:style>
    <style:style style:name="T17" style:family="text">
      <style:text-properties officeooo:rsid="0055302d" style:font-name-asian="Liberation Serif1" style:font-name-complex="Liberation Serif1"/>
    </style:style>
    <style:style style:name="T18" style:family="text">
      <style:text-properties officeooo:rsid="005c1481" style:font-name-asian="Liberation Serif1" style:font-name-complex="Liberation Serif1"/>
    </style:style>
    <style:style style:name="T19" style:family="text">
      <style:text-properties officeooo:rsid="0060813f" style:font-name-asian="Liberation Serif1" style:font-name-complex="Liberation Serif1"/>
    </style:style>
    <style:style style:name="T20" style:family="text">
      <style:text-properties officeooo:rsid="041be12b"/>
    </style:style>
    <style:style style:name="T2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2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23" style:family="text">
      <style:text-properties style:font-name="Liberation Mono" fo:font-size="11pt" fo:font-style="normal" fo:font-weight="normal" officeooo:rsid="00363939" style:font-size-asian="11pt" style:font-style-asian="normal" style:font-weight-asian="normal"/>
    </style:style>
    <style:style style:name="T24" style:family="text">
      <style:text-properties officeooo:rsid="0362634e"/>
    </style:style>
    <style:style style:name="T25" style:family="text">
      <style:text-properties officeooo:rsid="00363939"/>
    </style:style>
    <style:style style:name="T26" style:family="text">
      <style:text-properties officeooo:rsid="03638a15"/>
    </style:style>
    <style:style style:name="T27" style:family="text">
      <style:text-properties officeooo:rsid="0036e24c"/>
    </style:style>
    <style:style style:name="T28" style:family="text">
      <style:text-properties officeooo:rsid="0036d282"/>
    </style:style>
    <style:style style:name="T29" style:family="text">
      <style:text-properties officeooo:rsid="003d5a41"/>
    </style:style>
    <style:style style:name="T30" style:family="text">
      <style:text-properties officeooo:rsid="003f8cdf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3d125bb"/>
    </style:style>
    <style:style style:name="T33" style:family="text">
      <style:text-properties officeooo:rsid="0043607b"/>
    </style:style>
    <style:style style:name="T34" style:family="text">
      <style:text-properties officeooo:rsid="0036d8b3"/>
    </style:style>
    <style:style style:name="T35" style:family="text">
      <style:text-properties officeooo:rsid="004d5d9c"/>
    </style:style>
    <style:style style:name="T36" style:family="text">
      <style:text-properties officeooo:rsid="004e5b79"/>
    </style:style>
    <style:style style:name="T37" style:family="text">
      <style:text-properties fo:font-size="11pt" fo:font-style="normal" fo:font-weight="normal" style:font-size-asian="11pt" style:font-style-asian="normal" style:font-weight-asian="normal"/>
    </style:style>
    <style:style style:name="T38" style:family="text">
      <style:text-properties fo:font-size="11pt" fo:font-style="normal" fo:font-weight="normal" officeooo:rsid="03638a15" style:font-size-asian="11pt" style:font-style-asian="normal" style:font-weight-asian="normal"/>
    </style:style>
    <style:style style:name="T39" style:family="text">
      <style:text-properties fo:font-size="11pt" fo:font-style="normal" fo:font-weight="normal" officeooo:rsid="004d5d9c" style:font-size-asian="11pt" style:font-style-asian="normal" style:font-weight-asian="normal"/>
    </style:style>
    <style:style style:name="T40" style:family="text">
      <style:text-properties fo:font-size="11pt" fo:font-style="normal" fo:font-weight="normal" officeooo:rsid="005c1481" style:font-size-asian="11pt" style:font-style-asian="normal" style:font-weight-asian="normal"/>
    </style:style>
    <style:style style:name="T41" style:family="text">
      <style:text-properties fo:font-size="11pt" fo:font-style="normal" fo:font-weight="normal" officeooo:rsid="003d5a41" style:font-size-asian="11pt" style:font-style-asian="normal" style:font-weight-asian="normal"/>
    </style:style>
    <style:style style:name="T42" style:family="text">
      <style:text-properties officeooo:rsid="00503360"/>
    </style:style>
    <style:style style:name="T43" style:family="text">
      <style:text-properties officeooo:rsid="00551e89"/>
    </style:style>
    <style:style style:name="T44" style:family="text">
      <style:text-properties officeooo:rsid="0055302d"/>
    </style:style>
    <style:style style:name="T45" style:family="text">
      <style:text-properties officeooo:rsid="0057d772"/>
    </style:style>
    <style:style style:name="T46" style:family="text">
      <style:text-properties style:font-name="Liberation Serif" fo:font-size="11pt" style:font-size-asian="11pt"/>
    </style:style>
    <style:style style:name="T47" style:family="text">
      <style:text-properties style:font-name="Liberation Serif" fo:font-size="11pt" officeooo:rsid="003d5a41" style:font-size-asian="11pt"/>
    </style:style>
    <style:style style:name="T48" style:family="text">
      <style:text-properties style:font-name="Liberation Serif" fo:font-size="11pt" officeooo:rsid="00503360" style:font-size-asian="11pt"/>
    </style:style>
    <style:style style:name="T49" style:family="text">
      <style:text-properties style:font-name="Liberation Serif" fo:font-size="11pt" officeooo:rsid="0055302d" style:font-size-asian="11pt"/>
    </style:style>
    <style:style style:name="T50" style:family="text">
      <style:text-properties officeooo:rsid="005c1481"/>
    </style:style>
    <style:style style:name="T51" style:family="text">
      <style:text-properties officeooo:rsid="005f8bbd"/>
    </style:style>
    <style:style style:name="T52" style:family="text">
      <style:text-properties officeooo:rsid="0060813f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list-style-name="L22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3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 style:list-style-name="L26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7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 style:list-style-name="L3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 style:list-style-name="L3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 style:list-style-name="L32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3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 style:list-style-name="L3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3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1" style:family="graphic" style:list-style-name="L36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0">abajo</text:span> autó<text:span text:style-name="T10">nomo</text:span> <text:span text:style-name="T9">14</text:span></text:p>
      <text:p text:style-name="P25"><text:span text:style-name="T1">Ejercicio </text:span><text:span text:style-name="T2">1</text:span></text:p>
      <text:p text:style-name="P12">Descripción del circuito:</text:p>
      <text:p text:style-name="P5"><text:span text:style-name="T34">Conexión</text:span> en serie de una resistencia de 40 Ω y un inductor de 79,<text:span text:style-name="T27">6</text:span> mH, con una fuente de alimentación de <text:span text:style-name="T20">10 V a 5</text:span>0 Hz.</text:p>
      <text:p text:style-name="P7"/>
      <text:list xml:id="list716229137749241036" text:style-name="L20">
        <text:list-item>
          <text:p text:style-name="P95">Dibuja un esquema del circuito.</text:p>
        </text:list-item>
      </text:list>
      <text:p text:style-name="P26"><draw:g text:anchor-type="paragraph" draw:z-index="3" draw:style-name="gr1"><draw:frame draw:style-name="gr8" draw:text-style-name="P122" svg:width="1.304cm" svg:height="1.235cm" svg:x="8.294cm" svg:y="4.444cm"><draw:image xlink:href="Pictures/100000000000002500000023EB4E9695.png" xlink:type="simple" xlink:show="embed" xlink:actuate="onLoad"><text:p/></draw:image></draw:frame><draw:frame draw:style-name="gr9" draw:text-style-name="P126" svg:width="2.802cm" svg:height="0.823cm" svg:x="7.643cm" svg:y="5.758cm"><draw:text-box><text:p text:style-name="P124"><text:span text:style-name="T55">E = 10 V</text:span></text:p></draw:text-box></draw:frame><draw:frame draw:style-name="gr9" draw:text-style-name="P126" svg:width="1.999cm" svg:height="0.823cm" svg:x="7.645cm" svg:y="6.359cm"><draw:text-box><text:p text:style-name="P124"><text:span text:style-name="T55">50 Hz</text:span></text:p></draw:text-box></draw:frame><draw:custom-shape draw:style-name="gr10" draw:text-style-name="P121" svg:width="0.503cm" svg:height="1.505cm" draw:transform="rotate (1.5707963267949) translate (9.56556944444444cm 1.76565277777778cm)"><text:p/><draw:enhanced-geometry svg:viewBox="0 0 21600 21600" draw:type="rectangle" draw:enhanced-path="M 0 0 L 21600 0 21600 21600 0 21600 0 0 Z N"/></draw:custom-shape><draw:line draw:style-name="gr11" draw:text-style-name="P121" svg:x1="6.002cm" svg:y1="1.54cm" svg:x2="7.751cm" svg:y2="1.54cm"><text:p/></draw:line><draw:line draw:style-name="gr11" draw:text-style-name="P121" svg:x1="8.152cm" svg:y1="1.517cm" svg:x2="9.554cm" svg:y2="1.517cm"><text:p/></draw:line><draw:line draw:style-name="gr11" draw:text-style-name="P121" svg:x1="12.006cm" svg:y1="5.059cm" svg:x2="12.006cm" svg:y2="1.539cm"><text:p/></draw:line><draw:frame draw:style-name="gr12" draw:text-style-name="P127" svg:width="3.252cm" svg:height="0.902cm" svg:x="6.102cm" svg:y="0.327cm"><draw:text-box><text:p text:style-name="P124"><text:span text:style-name="T56">L = 79,6 H</text:span></text:p></draw:text-box></draw:frame><draw:frame draw:style-name="gr12" draw:text-style-name="P127" svg:width="2.938cm" svg:height="0.902cm" svg:x="9.164cm" svg:y="0.325cm"><draw:text-box><text:p text:style-name="P124"><text:span text:style-name="T56">R = 40 Ω </text:span></text:p></draw:text-box></draw:frame><draw:line draw:style-name="gr11" draw:text-style-name="P121" svg:x1="11.067cm" svg:y1="1.538cm" svg:x2="11.968cm" svg:y2="1.524cm"><text:p/></draw:line><draw:line draw:style-name="gr11" draw:text-style-name="P121" svg:x1="9.602cm" svg:y1="5.056cm" svg:x2="11.969cm" svg:y2="5.024cm"><text:p/></draw:line><draw:line draw:style-name="gr11" draw:text-style-name="P121" svg:x1="6.003cm" svg:y1="5.056cm" svg:x2="8.37cm" svg:y2="5.024cm"><text:p/></draw:line><draw:line draw:style-name="gr11" draw:text-style-name="P121" svg:x1="6.007cm" svg:y1="5.059cm" svg:x2="6.007cm" svg:y2="1.539cm"><text:p/></draw:line><draw:g draw:style-name="gr13"><draw:g draw:style-name="gr13"><draw:custom-shape draw:style-name="gr14" draw:text-style-name="P121" svg:width="0.385cm" svg:height="0.382cm" svg:x="7.003cm" svg:y="1.3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7.008cm" svg:y1="1.517cm" svg:x2="7.378cm" svg:y2="1.517cm"><text:p/></draw:line></draw:g><draw:g draw:style-name="gr13"><draw:custom-shape draw:style-name="gr14" draw:text-style-name="P121" svg:width="0.384cm" svg:height="0.384cm" svg:x="7.405cm" svg:y="1.3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7.411cm" svg:y1="1.517cm" svg:x2="7.781cm" svg:y2="1.517cm"><text:p/></draw:line></draw:g><draw:g draw:style-name="gr13"><draw:custom-shape draw:style-name="gr14" draw:text-style-name="P121" svg:width="0.382cm" svg:height="0.382cm" svg:x="7.804cm" svg:y="1.325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7.808cm" svg:y1="1.517cm" svg:x2="8.178cm" svg:y2="1.517cm"><text:p/></draw:line></draw:g><draw:g draw:style-name="gr13"><draw:custom-shape draw:style-name="gr14" draw:text-style-name="P121" svg:width="0.385cm" svg:height="0.382cm" svg:x="8.204cm" svg:y="1.32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8.211cm" svg:y1="1.518cm" svg:x2="8.581cm" svg:y2="1.518cm"><text:p/></draw:line></draw:g></draw:g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/>
      <text:list xml:id="list170421138310004" text:continue-numbering="true" text:style-name="L20">
        <text:list-item>
          <text:p text:style-name="P99">Completa la tabla.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>R</text:p>
          </table:table-cell>
          <table:table-cell table:style-name="Table1.A1" office:value-type="string">
            <text:p text:style-name="P49">L</text:p>
          </table:table-cell>
          <table:table-cell table:style-name="Table1.A1" office:value-type="string">
            <text:p text:style-name="P49">Total</text:p>
          </table:table-cell>
          <table:table-cell table:style-name="Table1.E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9">E</text:p>
          </table:table-cell>
          <table:table-cell table:style-name="Table1.A2" office:value-type="string">
            <text:p text:style-name="P51">8,4 V <text:s/><text:span text:style-name="T22">∠-</text:span><text:span text:style-name="T21">32</text:span><text:span text:style-name="T22">º</text:span></text:p>
          </table:table-cell>
          <table:table-cell table:style-name="Table1.A2" office:value-type="string">
            <text:p text:style-name="P51">5,25 V <text:s/><text:span text:style-name="T22">∠</text:span><text:span text:style-name="T21">58</text:span><text:span text:style-name="T22">º</text:span></text:p>
          </table:table-cell>
          <table:table-cell table:style-name="Table1.A2" office:value-type="string">
            <text:p text:style-name="P58">(10 +j0) V</text:p>
            <text:p text:style-name="P61"><text:span text:style-name="T5">10 V </text:span><text:span text:style-name="T21">∠0º</text:span></text:p>
          </table:table-cell>
          <table:table-cell table:style-name="Table1.E2" office:value-type="string">
            <text:p text:style-name="P59">V</text:p>
          </table:table-cell>
        </table:table-row>
        <table:table-row>
          <table:table-cell table:style-name="Table1.A2" office:value-type="string">
            <text:p text:style-name="P49">I</text:p>
          </table:table-cell>
          <table:table-cell table:style-name="Table1.A2" office:value-type="string">
            <text:p text:style-name="P51">(0,18-j0,11) A</text:p>
            <text:p text:style-name="P56"><text:span text:style-name="T25">0,21 A </text:span><text:span text:style-name="T22">∠-</text:span><text:span text:style-name="T23">32</text:span><text:span text:style-name="T22">º</text:span></text:p>
          </table:table-cell>
          <table:table-cell table:style-name="Table1.A2" office:value-type="string">
            <text:p text:style-name="P51">(0,18-j0,11) A</text:p>
            <text:p text:style-name="P51">0,21 A <text:span text:style-name="T22">∠-</text:span><text:span text:style-name="T21">32</text:span><text:span text:style-name="T22">º</text:span></text:p>
          </table:table-cell>
          <table:table-cell table:style-name="Table1.A2" office:value-type="string">
            <text:p text:style-name="P51">(0,18-j0,11) A</text:p>
            <text:p text:style-name="P51">0,21 A <text:span text:style-name="T22">∠-</text:span><text:span text:style-name="T21">32</text:span><text:span text:style-name="T22">º</text:span></text:p>
          </table:table-cell>
          <table:table-cell table:style-name="Table1.E2" office:value-type="string">
            <text:p text:style-name="P52">A</text:p>
          </table:table-cell>
        </table:table-row>
        <table:table-row>
          <table:table-cell table:style-name="Table1.A2" office:value-type="string">
            <text:p text:style-name="P49">Z</text:p>
          </table:table-cell>
          <table:table-cell table:style-name="Table1.A2" office:value-type="string">
            <text:p text:style-name="P54">(<text:span text:style-name="T25">40</text:span> +j0) Ω</text:p>
            <text:p text:style-name="P54"><text:span text:style-name="T25">40</text:span> Ω<text:span text:style-name="T24"> </text:span><text:span text:style-name="T21">∠0º</text:span></text:p>
          </table:table-cell>
          <table:table-cell table:style-name="Table1.A2" office:value-type="string">
            <text:p text:style-name="P54">(0 +j<text:span text:style-name="T25">25</text:span>) Ω</text:p>
            <text:p text:style-name="P54"><text:span text:style-name="T25">25</text:span> Ω <text:span text:style-name="T21">∠90º</text:span></text:p>
          </table:table-cell>
          <table:table-cell table:style-name="Table1.A2" office:value-type="string">
            <text:p text:style-name="P54">(<text:span text:style-name="T25">4</text:span>0 +j<text:span text:style-name="T25">25</text:span>) Ω</text:p>
            <text:p text:style-name="P51">47,17<text:span text:style-name="T26">Ω </text:span><text:span text:style-name="T22">∠</text:span><text:span text:style-name="T21">32</text:span><text:span text:style-name="T22">º</text:span></text:p>
          </table:table-cell>
          <table:table-cell table:style-name="Table1.E2" office:value-type="string">
            <text:p text:style-name="P54">Ω</text:p>
          </table:table-cell>
        </table:table-row>
      </table:table>
      <text:p text:style-name="P29"/>
      <text:p text:style-name="P2"><draw:frame draw:style-name="fr1" draw:name="Object1" text:anchor-type="as-char" svg:y="-0.377cm" svg:width="6.787cm" svg:height="0.53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170422126323357" text:continue-numbering="true" text:style-name="L20">
        <text:list-item>
          <text:p text:style-name="P96"><text:span text:style-name="T11">Dibuja el diagrama </text:span><text:span text:style-name="T12">fasorial de corriente y tensiones (escalas: 1 V = 1 cm y 0,05 A = 1 cm)</text:span><text:span text:style-name="T11">.</text:span></text:p>
        </text:list-item>
      </text:list>
      <text:p text:style-name="P16"/>
      <text:p text:style-name="P15"><draw:g text:anchor-type="paragraph" draw:z-index="29" draw:style-name="gr16"><draw:line draw:style-name="gr21" draw:text-style-name="P121" svg:x1="3.595cm" svg:y1="1.032cm" svg:x2="3.595cm" svg:y2="9.632cm"><text:p/></draw:line><draw:line draw:style-name="gr22" draw:text-style-name="P121" svg:x1="-0.001cm" svg:y1="6.634cm" svg:x2="14.999cm" svg:y2="6.634cm"><text:p/></draw:line><draw:line draw:style-name="gr23" draw:text-style-name="P121" svg:x1="3.599cm" svg:y1="6.634cm" svg:x2="13.599cm" svg:y2="6.634cm"><text:p/></draw:line><draw:frame draw:style-name="gr24" draw:text-style-name="P122" svg:width="0.874cm" svg:height="0.466cm" svg:x="14.053cm" svg:y="6.791cm"><draw:image xlink:href="Pictures/2000000F00000371000001D498A77617.svm" xlink:type="simple" xlink:show="embed" xlink:actuate="onLoad"><text:p/></draw:image></draw:frame><draw:frame draw:style-name="gr25" draw:text-style-name="P122" svg:width="2.075cm" svg:height="0.468cm" svg:x="2.651cm" svg:y="0.49cm"><draw:image xlink:href="Pictures/2000000F00000825000001D4AE85CCDF.svm" xlink:type="simple" xlink:show="embed" xlink:actuate="onLoad"><text:p/></draw:image></draw:frame><draw:frame draw:style-name="gr26" draw:text-style-name="P122" svg:width="2.505cm" svg:height="0.466cm" svg:x="12.227cm" svg:y="6.08cm"><draw:image xlink:href="Pictures/20000039000009C8000001D40AE32B21.svm" xlink:type="simple" xlink:show="embed" xlink:actuate="onLoad"><text:p/></draw:image></draw:frame><draw:line draw:style-name="gr27" draw:text-style-name="P121" svg:x1="3.632cm" svg:y1="6.662cm" svg:x2="6.414cm" svg:y2="2.21cm"><text:p/></draw:line><draw:frame draw:style-name="gr28" draw:text-style-name="P122" svg:width="3.179cm" svg:height="0.532cm" svg:x="5.927cm" svg:y="1.277cm"><draw:image xlink:href="Pictures/2000004000000C6F00000214A377F827.svm" xlink:type="simple" xlink:show="embed" xlink:actuate="onLoad"><text:p/></draw:image></draw:frame><draw:line draw:style-name="gr29" draw:text-style-name="P121" svg:x1="3.637cm" svg:y1="6.609cm" svg:x2="10.761cm" svg:y2="11.06cm"><text:p/></draw:line><draw:frame draw:style-name="gr30" draw:text-style-name="P122" svg:width="3.31cm" svg:height="0.532cm" svg:x="6.428cm" svg:y="10.779cm"><draw:image xlink:href="Pictures/2000004700000CF2000002144491174A.svm" xlink:type="simple" xlink:show="embed" xlink:actuate="onLoad"><text:p/></draw:image></draw:frame><draw:line draw:style-name="gr31" draw:text-style-name="P121" svg:x1="3.618cm" svg:y1="6.62cm" svg:x2="7.18cm" svg:y2="8.846cm"><text:p/></draw:line><draw:frame draw:style-name="gr5" draw:text-style-name="P123" svg:width="3.239cm" svg:height="0.466cm" svg:x="4.08cm" svg:y="8.965cm"><draw:image xlink:href="Pictures/2000004000000CA9000001D4FB05E806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70421985093438" text:continue-numbering="true" text:style-name="L20">
        <text:list-item>
          <text:p text:style-name="P96"><text:span text:style-name="T11">Dibuja el diagrama </text:span><text:span text:style-name="T12">de impedancias (escala 10 Ω = 1 cm)</text:span><text:span text:style-name="T11">.</text:span></text:p>
        </text:list-item>
      </text:list>
      <text:p text:style-name="P16"/>
      <text:p text:style-name="P15"><draw:g text:anchor-type="paragraph" draw:z-index="0" draw:style-name="gr1"><draw:line draw:style-name="gr2" draw:text-style-name="P121" svg:x1="5.285cm" svg:y1="0.293cm" svg:x2="5.285cm" svg:y2="8.893cm"><text:p/></draw:line><draw:line draw:style-name="gr3" draw:text-style-name="P121" svg:x1="3.337cm" svg:y1="5.895cm" svg:x2="13.337cm" svg:y2="5.895cm"><text:p/></draw:line><draw:line draw:style-name="gr3" draw:text-style-name="P121" svg:x1="5.237cm" svg:y1="5.895cm" svg:x2="9.237cm" svg:y2="5.895cm"><text:p/></draw:line><draw:frame draw:style-name="gr4" draw:text-style-name="P122" svg:width="0.874cm" svg:height="0.466cm" svg:x="12.39cm" svg:y="6.052cm"><draw:image xlink:href="Pictures/2000000F00000371000001D498A77617.svm" xlink:type="simple" xlink:show="embed" xlink:actuate="onLoad"><text:p/></draw:image></draw:frame><draw:frame draw:style-name="gr4" draw:text-style-name="P122" svg:width="2.075cm" svg:height="0.468cm" svg:x="4.29cm" svg:y="-0.249cm"><draw:image xlink:href="Pictures/2000000F00000825000001D4AE85CCDF.svm" xlink:type="simple" xlink:show="embed" xlink:actuate="onLoad"><text:p/></draw:image></draw:frame><draw:frame draw:style-name="gr5" draw:text-style-name="P123" svg:width="2.504cm" svg:height="0.477cm" svg:x="8.812cm" svg:y="6.48cm"><draw:image xlink:href="Pictures/20000039000009D6000001D4742672A3.svm" xlink:type="simple" xlink:show="embed" xlink:actuate="onLoad"><text:p/></draw:image></draw:frame><draw:line draw:style-name="gr3" draw:text-style-name="P121" svg:x1="5.285cm" svg:y1="5.841cm" svg:x2="5.285cm" svg:y2="3.341cm"><text:p/></draw:line><draw:frame draw:style-name="gr5" draw:text-style-name="P123" svg:width="2.504cm" svg:height="0.477cm" svg:x="8.812cm" svg:y="6.48cm"><draw:image xlink:href="Pictures/20000039000009D6000001D4742672A3.svm" xlink:type="simple" xlink:show="embed" xlink:actuate="onLoad"><text:p/></draw:image></draw:frame><draw:frame draw:style-name="gr5" draw:text-style-name="P123" svg:width="3.047cm" svg:height="0.528cm" svg:x="2.212cm" svg:y="3.281cm"><draw:image xlink:href="Pictures/2000004000000BF200000214A17C5F2A.svm" xlink:type="simple" xlink:show="embed" xlink:actuate="onLoad"><text:p/></draw:image></draw:frame><draw:line draw:style-name="gr3" draw:text-style-name="P121" svg:x1="5.295cm" svg:y1="5.94cm" svg:x2="9.281cm" svg:y2="3.449cm"><text:p/></draw:line><draw:frame draw:style-name="gr5" draw:text-style-name="P123" svg:width="5.622cm" svg:height="0.5cm" svg:x="9.012cm" svg:y="2.78cm"><draw:image xlink:href="Pictures/200000710000160B000001FB26713F69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0"/>
      <text:list xml:id="list170421341082165" text:continue-numbering="true" text:style-name="L20">
        <text:list-item>
          <text:p text:style-name="P97"><text:span text:style-name="T13">Completa la tabla de potencias</text:span><text:span text:style-name="T11">.</text:span></text:p>
          <text:p text:style-name="P107"><draw:frame draw:style-name="fr1" draw:name="Object24" text:anchor-type="as-char" svg:y="-0.684cm" svg:width="4.979cm" svg:height="1.065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text:p text:style-name="P108"><draw:frame draw:style-name="fr1" draw:name="Object25" text:anchor-type="as-char" svg:y="-0.661cm" svg:width="5.313cm" svg:height="1.104cm" draw:z-index="31"><draw:object xlink:href="./Object 25" xlink:type="simple" xlink:show="embed" xlink:actuate="onLoad"/><draw:image xlink:href="./ObjectReplacements/Object 25" xlink:type="simple" xlink:show="embed" xlink:actuate="onLoad"/></draw:frame></text:p>
          <text:p text:style-name="P108"><text:span text:style-name="T52">En inductores, la potencia reactiva </text:span><text:span text:style-name="T52"><draw:frame draw:style-name="fr1" draw:name="Object26" text:anchor-type="as-char" svg:y="-0.377cm" svg:width="0.677cm" svg:height="0.533cm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2"> se cuenta positiva.</text:span></text:p>
          <text:p text:style-name="P107"><text:span text:style-name="T11"><draw:frame draw:style-name="fr1" draw:name="Object23" text:anchor-type="as-char" svg:y="-0.377cm" svg:width="5.265cm" svg:height="0.469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office:value-type="string">
            <text:p text:style-name="P46"/>
          </table:table-cell>
          <table:table-cell table:style-name="Table15.A1" office:value-type="string">
            <text:p text:style-name="P37">R</text:p>
          </table:table-cell>
          <table:table-cell table:style-name="Table15.A1" office:value-type="string">
            <text:p text:style-name="P37">X<text:span text:style-name="T31">L</text:span></text:p>
          </table:table-cell>
          <table:table-cell table:style-name="Table15.A1" office:value-type="string">
            <text:p text:style-name="P37">X<text:span text:style-name="T32">C</text:span></text:p>
          </table:table-cell>
          <table:table-cell table:style-name="Table15.E1" office:value-type="string">
            <text:p text:style-name="P40">Z</text:p>
          </table:table-cell>
        </table:table-row>
        <table:table-row>
          <table:table-cell table:style-name="Table15.A2" office:value-type="string">
            <text:p text:style-name="P43">P en W</text:p>
          </table:table-cell>
          <table:table-cell table:style-name="Table15.A2" office:value-type="string">
            <text:p text:style-name="P47">1,76</text:p>
          </table:table-cell>
          <table:table-cell table:style-name="Table15.A2" office:value-type="string">
            <text:p text:style-name="P46"/>
          </table:table-cell>
          <table:table-cell table:style-name="Table15.A2" office:value-type="string">
            <text:p text:style-name="P46"/>
          </table:table-cell>
          <table:table-cell table:style-name="Table15.E2" office:value-type="string">
            <text:p text:style-name="P46"/>
          </table:table-cell>
        </table:table-row>
        <table:table-row>
          <table:table-cell table:style-name="Table15.A2" office:value-type="string">
            <text:p text:style-name="P43">Q en VAR</text:p>
          </table:table-cell>
          <table:table-cell table:style-name="Table15.A2" office:value-type="string">
            <text:p text:style-name="P46"/>
          </table:table-cell>
          <table:table-cell table:style-name="Table15.A2" office:value-type="string">
            <text:p text:style-name="P47">1,1</text:p>
          </table:table-cell>
          <table:table-cell table:style-name="Table15.A2" office:value-type="string">
            <text:p text:style-name="P46"/>
          </table:table-cell>
          <table:table-cell table:style-name="Table15.E2" office:value-type="string">
            <text:p text:style-name="P46"/>
          </table:table-cell>
        </table:table-row>
        <table:table-row>
          <table:table-cell table:style-name="Table15.A2" office:value-type="string">
            <text:p text:style-name="P43">S en VA</text:p>
          </table:table-cell>
          <table:table-cell table:style-name="Table15.A2" office:value-type="string">
            <text:p text:style-name="P46"/>
          </table:table-cell>
          <table:table-cell table:style-name="Table15.A2" office:value-type="string">
            <text:p text:style-name="P46"/>
          </table:table-cell>
          <table:table-cell table:style-name="Table15.A2" office:value-type="string">
            <text:p text:style-name="P46"/>
          </table:table-cell>
          <table:table-cell table:style-name="Table15.E2" office:value-type="string">
            <text:p text:style-name="P47">2,1</text:p>
          </table:table-cell>
        </table:table-row>
      </table:table>
      <text:p text:style-name="P30"/>
      <text:p text:style-name="P30"/>
      <text:list xml:id="list170422489795999" text:continue-numbering="true" text:style-name="L20">
        <text:list-item>
          <text:p text:style-name="P103"><text:span text:style-name="T30">Dibuja el triángulo de potencias (escala 1 W = 1 VAR = 1 VA = 5 cm)</text:span>.</text:p>
        </text:list-item>
      </text:list>
      <text:p text:style-name="P20"/>
      <text:p text:style-name="P20"><draw:g text:anchor-type="paragraph" draw:z-index="1" draw:style-name="gr1"><draw:line draw:style-name="gr3" draw:text-style-name="P121" svg:x1="2.927cm" svg:y1="5.94cm" svg:x2="11.747cm" svg:y2="5.94cm"><text:p/></draw:line><draw:line draw:style-name="gr3" draw:text-style-name="P121" svg:x1="2.975cm" svg:y1="5.987cm" svg:x2="2.975cm" svg:y2="0.487cm"><text:p/></draw:line><draw:frame draw:style-name="gr6" draw:text-style-name="P125" svg:width="3.001cm" svg:height="0.74cm" svg:x="5.5cm" svg:y="6.026cm"><draw:text-box><text:p text:style-name="P124"><text:span text:style-name="T53">P = 1,76 W</text:span></text:p></draw:text-box></draw:frame><draw:frame draw:style-name="gr6" draw:text-style-name="P125" svg:width="3.001cm" svg:height="0.877cm" svg:x="0cm" svg:y="2.627cm"><draw:text-box><text:p text:style-name="P124"><text:span text:style-name="T53">Q</text:span><text:span text:style-name="T54">L</text:span><text:span text:style-name="T53"> = 1,1 VAR</text:span></text:p></draw:text-box></draw:frame><draw:line draw:style-name="gr7" draw:text-style-name="P121" svg:x1="11.775cm" svg:y1="5.988cm" svg:x2="11.775cm" svg:y2="0.488cm"><text:p/></draw:line><draw:line draw:style-name="gr3" draw:text-style-name="P121" svg:x1="3cm" svg:y1="5.925cm" svg:x2="11.7cm" svg:y2="0.525cm"><text:p/></draw:line><draw:frame draw:style-name="gr6" draw:text-style-name="P125" svg:width="3.001cm" svg:height="0.74cm" svg:x="6.1cm" svg:y="1.528cm"><draw:text-box><text:p text:style-name="P124"><text:span text:style-name="T53">S = 2,1 VA</text:span></text:p></draw:text-box></draw:frame><draw:frame draw:style-name="gr5" draw:text-style-name="P123" svg:width="1.431cm" svg:height="0.466cm" svg:x="3.932cm" svg:y="5.375cm"><draw:image xlink:href="Pictures/2000002400000598000001D43D2CE514.svm" xlink:type="simple" xlink:show="embed" xlink:actuate="onLoad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9"><text:span text:style-name="T1">Ejercicio </text:span><text:span text:style-name="T3">2</text:span></text:p>
      <text:p text:style-name="P3">En un circuito en serie de una resistencia de <text:span text:style-name="T28">2</text:span>0 Ω y un <text:span text:style-name="T33">condensador</text:span> de <text:span text:style-name="T28">159 </text:span><text:span text:style-name="T6">μF</text:span>, con una fuente de alimentación de <text:span text:style-name="T28">230 V a 5</text:span>0 Hz.</text:p>
      <text:list xml:id="list170421920411328" text:continue-list="list170422489795999" text:style-name="L20">
        <text:list-item text:start-value="1">
          <text:p text:style-name="P100">Dibuja un esquema del circuito.</text:p>
        </text:list-item>
      </text:list>
      <text:p text:style-name="P9"><draw:g text:anchor-type="paragraph" draw:z-index="5" draw:style-name="gr1"><draw:frame draw:style-name="gr8" draw:text-style-name="P122" svg:width="1.304cm" svg:height="1.235cm" svg:x="6.294cm" svg:y="4.334cm"><draw:image xlink:href="Pictures/100000000000002500000023EB4E9695.png" xlink:type="simple" xlink:show="embed" xlink:actuate="onLoad"><text:p/></draw:image></draw:frame><draw:frame draw:style-name="gr9" draw:text-style-name="P126" svg:width="2.802cm" svg:height="0.823cm" svg:x="5.643cm" svg:y="5.648cm"><draw:text-box><text:p text:style-name="P124"><text:span text:style-name="T55">E = 230 V</text:span></text:p></draw:text-box></draw:frame><draw:frame draw:style-name="gr9" draw:text-style-name="P126" svg:width="1.999cm" svg:height="0.823cm" svg:x="5.645cm" svg:y="6.25cm"><draw:text-box><text:p text:style-name="P124"><text:span text:style-name="T55">50 Hz</text:span></text:p></draw:text-box></draw:frame><draw:custom-shape draw:style-name="gr10" draw:text-style-name="P121" svg:width="0.503cm" svg:height="1.505cm" draw:transform="rotate (1.5707963267949) translate (7.56884722222222cm 1.65629166666667cm)"><text:p/><draw:enhanced-geometry svg:viewBox="0 0 21600 21600" draw:type="rectangle" draw:enhanced-path="M 0 0 L 21600 0 21600 21600 0 21600 0 0 Z N"/></draw:custom-shape><draw:line draw:style-name="gr11" draw:text-style-name="P121" svg:x1="4.001cm" svg:y1="1.431cm" svg:x2="5.75cm" svg:y2="1.431cm"><text:p/></draw:line><draw:line draw:style-name="gr11" draw:text-style-name="P121" svg:x1="6.151cm" svg:y1="1.408cm" svg:x2="7.553cm" svg:y2="1.408cm"><text:p/></draw:line><draw:line draw:style-name="gr11" draw:text-style-name="P121" svg:x1="10.006cm" svg:y1="4.949cm" svg:x2="10.006cm" svg:y2="1.429cm"><text:p/></draw:line><draw:frame draw:style-name="gr12" draw:text-style-name="P127" svg:width="3.253cm" svg:height="0.902cm" svg:x="4.5cm" svg:y="-0.183cm"><draw:text-box><text:p text:style-name="P124"><text:span text:style-name="T56">C=159 μF</text:span></text:p></draw:text-box></draw:frame><draw:frame draw:style-name="gr12" draw:text-style-name="P127" svg:width="2.938cm" svg:height="0.902cm" svg:x="7.164cm" svg:y="0.216cm"><draw:text-box><text:p text:style-name="P124"><text:span text:style-name="T56">R = 20 Ω </text:span></text:p></draw:text-box></draw:frame><draw:line draw:style-name="gr11" draw:text-style-name="P121" svg:x1="9.07cm" svg:y1="1.429cm" svg:x2="9.971cm" svg:y2="1.415cm"><text:p/></draw:line><draw:line draw:style-name="gr11" draw:text-style-name="P121" svg:x1="7.601cm" svg:y1="4.948cm" svg:x2="9.968cm" svg:y2="4.916cm"><text:p/></draw:line><draw:line draw:style-name="gr11" draw:text-style-name="P121" svg:x1="4.005cm" svg:y1="4.948cm" svg:x2="6.372cm" svg:y2="4.916cm"><text:p/></draw:line><draw:line draw:style-name="gr11" draw:text-style-name="P121" svg:x1="4.007cm" svg:y1="4.949cm" svg:x2="4.007cm" svg:y2="1.429cm"><text:p/></draw:line><draw:line draw:style-name="gr11" draw:text-style-name="P121" svg:x1="5.718cm" svg:y1="2.103cm" svg:x2="5.718cm" svg:y2="0.833cm"><text:p/></draw:line><draw:line draw:style-name="gr11" draw:text-style-name="P121" svg:x1="6.119cm" svg:y1="2.103cm" svg:x2="6.119cm" svg:y2="0.833cm"><text:p/></draw:line></draw:g></text:p>
      <text:p text:style-name="P9"/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list xml:id="list170422338457426" text:continue-numbering="true" text:style-name="L20">
        <text:list-item>
          <text:p text:style-name="P101">Completa la tabla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>R</text:p>
          </table:table-cell>
          <table:table-cell table:style-name="Table3.A1" office:value-type="string">
            <text:p text:style-name="P57">L</text:p>
          </table:table-cell>
          <table:table-cell table:style-name="Table3.A1" office:value-type="string">
            <text:p text:style-name="P57">C</text:p>
          </table:table-cell>
          <table:table-cell table:style-name="Table3.A1" office:value-type="string">
            <text:p text:style-name="P50">Total</text:p>
          </table:table-cell>
          <table:table-cell table:style-name="Table3.F1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E</text:p>
          </table:table-cell>
          <table:table-cell table:style-name="Table3.A2" office:value-type="string">
            <text:p text:style-name="P66">1<text:span text:style-name="T50">62,5</text:span> V <text:span text:style-name="T26">∠</text:span>45<text:span text:style-name="T26">º</text:span></text:p>
            <text:p text:style-name="P72">(114,9 + j114,9) V</text:p>
          </table:table-cell>
          <table:table-cell table:style-name="Table3.A2" office:value-type="string">
            <text:p text:style-name="P71"/>
          </table:table-cell>
          <table:table-cell table:style-name="Table3.A2" office:value-type="string">
            <text:p text:style-name="P67">1<text:span text:style-name="T50">62,5</text:span> V <text:span text:style-name="T26">∠</text:span>45<text:span text:style-name="T26">º</text:span></text:p>
            <text:p text:style-name="P72">(114,9 - j114,9) V</text:p>
          </table:table-cell>
          <table:table-cell table:style-name="Table3.A2" office:value-type="string">
            <text:p text:style-name="P82">(<text:span text:style-name="T28">23</text:span>0 +j0) V</text:p>
            <text:p text:style-name="P85"><text:span text:style-name="T28">230 V </text:span><text:span text:style-name="T37">∠0º</text:span></text:p>
          </table:table-cell>
          <table:table-cell table:style-name="Table3.F2" office:value-type="string">
            <text:p text:style-name="P60">V</text:p>
          </table:table-cell>
        </table:table-row>
        <table:table-row>
          <table:table-cell table:style-name="Table3.A2" office:value-type="string">
            <text:p text:style-name="P50">I</text:p>
          </table:table-cell>
          <table:table-cell table:style-name="Table3.A2" office:value-type="string">
            <text:p text:style-name="P74">8,<text:span text:style-name="T50">1</text:span> A <text:span text:style-name="T38">∠</text:span><text:span text:style-name="T37">45</text:span><text:span text:style-name="T38">º</text:span></text:p>
            <text:p text:style-name="P74">(5,<text:span text:style-name="T50">7</text:span> + j 5,<text:span text:style-name="T50">7</text:span>) A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>8,<text:span text:style-name="T50">1</text:span> A <text:span text:style-name="T38">∠</text:span><text:span text:style-name="T37">45</text:span><text:span text:style-name="T38">º</text:span></text:p>
            <text:p text:style-name="P74"><text:span text:style-name="T38">(5,</text:span><text:span text:style-name="T40">7</text:span><text:span text:style-name="T38"> + j5,</text:span><text:span text:style-name="T40">7</text:span><text:span text:style-name="T38">) A</text:span></text:p>
          </table:table-cell>
          <table:table-cell table:style-name="Table3.A2" office:value-type="string">
            <text:p text:style-name="P75">8,<text:span text:style-name="T50">1</text:span> A <text:span text:style-name="T38">∠</text:span><text:span text:style-name="T37">45</text:span><text:span text:style-name="T38">º</text:span></text:p>
            <text:p text:style-name="P75">(5,<text:span text:style-name="T50">7</text:span> + j 5,<text:span text:style-name="T50">7</text:span>) A</text:p>
          </table:table-cell>
          <table:table-cell table:style-name="Table3.F2" office:value-type="string">
            <text:p text:style-name="P53">A</text:p>
          </table:table-cell>
        </table:table-row>
        <table:table-row>
          <table:table-cell table:style-name="Table3.A2" office:value-type="string">
            <text:p text:style-name="P50">Z</text:p>
          </table:table-cell>
          <table:table-cell table:style-name="Table3.A2" office:value-type="string">
            <text:p text:style-name="P79">(<text:span text:style-name="T28">20</text:span> +j0) Ω</text:p>
            <text:p text:style-name="P79"><text:span text:style-name="T28">20</text:span> Ω<text:span text:style-name="T24"> </text:span><text:span text:style-name="T37">∠0º</text:span>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>(<text:span text:style-name="T28">0</text:span> -j<text:span text:style-name="T29">2</text:span>0) Ω</text:p>
            <text:p text:style-name="P79"><text:span text:style-name="T28">20</text:span> Ω<text:span text:style-name="T24"> </text:span><text:span text:style-name="T37">∠-</text:span><text:span text:style-name="T41">9</text:span><text:span text:style-name="T37">0º</text:span></text:p>
          </table:table-cell>
          <table:table-cell table:style-name="Table3.A2" office:value-type="string">
            <text:p text:style-name="P79">(<text:span text:style-name="T29">20</text:span> -j<text:span text:style-name="T29">2</text:span>0) Ω</text:p>
            <text:p text:style-name="P79"><text:span text:style-name="T28">28,3</text:span> Ω<text:span text:style-name="T24"> </text:span><text:span text:style-name="T37">∠-</text:span><text:span text:style-name="T41">45</text:span><text:span text:style-name="T37">º</text:span></text:p>
          </table:table-cell>
          <table:table-cell table:style-name="Table3.F2" office:value-type="string">
            <text:p text:style-name="P55">Ω</text:p>
          </table:table-cell>
        </table:table-row>
      </table:table>
      <text:p text:style-name="P27"/>
      <text:p text:style-name="P9"><draw:frame draw:style-name="fr1" draw:name="Object3" text:anchor-type="as-char" svg:y="-0.623cm" svg:width="7.384cm" svg:height="1.00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/>
      <text:p text:style-name="P3"/>
      <text:p text:style-name="P3"/>
      <text:list xml:id="list170421492542004" text:continue-numbering="true" text:style-name="L20">
        <text:list-item>
          <text:p text:style-name="P116"><text:span text:style-name="T11">Dibuja el diagrama </text:span><text:span text:style-name="T12">fasorial de corriente y tensiones (escalas: </text:span><text:span text:style-name="T18">20</text:span><text:span text:style-name="T12"> V = </text:span><text:span text:style-name="T18">1</text:span><text:span text:style-name="T12"> cm y </text:span><text:span text:style-name="T14">1</text:span><text:span text:style-name="T12"> A = </text:span><text:span text:style-name="T15">2</text:span><text:span text:style-name="T12"> cm)</text:span><text:span text:style-name="T11">.</text:span></text:p>
        </text:list-item>
      </text:list>
      <text:p text:style-name="P4"/>
      <text:p text:style-name="P3"><draw:g text:anchor-type="paragraph" draw:z-index="15" draw:style-name="gr1"><draw:line draw:style-name="gr2" draw:text-style-name="P121" svg:x1="3.594cm" svg:y1="1.143cm" svg:x2="3.594cm" svg:y2="9.743cm"><text:p/></draw:line><draw:line draw:style-name="gr3" draw:text-style-name="P121" svg:x1="0.999cm" svg:y1="6.74cm" svg:x2="15.999cm" svg:y2="6.74cm"><text:p/></draw:line><draw:line draw:style-name="gr3" draw:text-style-name="P121" svg:x1="3.599cm" svg:y1="6.74cm" svg:x2="15.099cm" svg:y2="6.74cm"><text:p/></draw:line><draw:frame draw:style-name="gr4" draw:text-style-name="P122" svg:width="0.872cm" svg:height="0.466cm" svg:x="15.153cm" svg:y="6.902cm"><draw:image xlink:href="Pictures/2000000F00000371000001D498A77617.svm" xlink:type="simple" xlink:show="embed" xlink:actuate="onLoad"><text:p/></draw:image></draw:frame><draw:frame draw:style-name="gr4" draw:text-style-name="P122" svg:width="2.079cm" svg:height="0.47cm" svg:x="2.651cm" svg:y="0.598cm"><draw:image xlink:href="Pictures/2000000F00000825000001D4AE85CCDF.svm" xlink:type="simple" xlink:show="embed" xlink:actuate="onLoad"><text:p/></draw:image></draw:frame><draw:frame draw:style-name="gr5" draw:text-style-name="P123" svg:width="2.717cm" svg:height="0.468cm" svg:x="12.897cm" svg:y="6.045cm"><draw:image xlink:href="Pictures/2000003900000A9D000001D4B582EFEF.svm" xlink:type="simple" xlink:show="embed" xlink:actuate="onLoad"><text:p/></draw:image></draw:frame><draw:line draw:style-name="gr3" draw:text-style-name="P121" svg:x1="3.586cm" svg:y1="6.705cm" svg:x2="9.335cm" svg:y2="0.956cm"><text:p/></draw:line><draw:line draw:style-name="gr3" draw:text-style-name="P121" svg:x1="3.594cm" svg:y1="6.701cm" svg:x2="9.343cm" svg:y2="12.45cm"><text:p/></draw:line><draw:frame draw:style-name="gr5" draw:text-style-name="P123" svg:width="3.428cm" svg:height="0.53cm" svg:x="7.898cm" svg:y="0.346cm"><draw:image xlink:href="Pictures/2000004000000D6300000214D924A8A7.svm" xlink:type="simple" xlink:show="embed" xlink:actuate="onLoad"><text:p/></draw:image></draw:frame><draw:frame draw:style-name="gr5" draw:text-style-name="P123" svg:width="3.747cm" svg:height="0.53cm" svg:x="7.9cm" svg:y="12.847cm"><draw:image xlink:href="Pictures/2000004700000EA2000002149A293564.svm" xlink:type="simple" xlink:show="embed" xlink:actuate="onLoad"><text:p/></draw:image></draw:frame><draw:line draw:style-name="gr3" draw:text-style-name="P121" svg:x1="3.594cm" svg:y1="6.674cm" svg:x2="6.458cm" svg:y2="3.81cm"><text:p/></draw:line><draw:frame draw:style-name="gr5" draw:text-style-name="P123" svg:width="2.738cm" svg:height="0.465cm" svg:x="3.998cm" svg:y="3.248cm"><draw:image xlink:href="Pictures/2000003900000AB0000001D46EE1AAA6.svm" xlink:type="simple" xlink:show="embed" xlink:actuate="onLoad"><text:p/></draw:image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0422779338790" text:continue-numbering="true" text:style-name="L20">
        <text:list-item>
          <text:p text:style-name="P117"><text:span text:style-name="T11">Dibuja el diagrama</text:span><text:span text:style-name="T12"> de impedancias (escala </text:span><text:span text:style-name="T14">4</text:span><text:span text:style-name="T12"> Ω = 1 cm)</text:span><text:span text:style-name="T11">.</text:span></text:p>
        </text:list-item>
      </text:list>
      <text:p text:style-name="P17"><draw:g text:anchor-type="paragraph" draw:z-index="6" draw:style-name="gr1"><draw:line draw:style-name="gr2" draw:text-style-name="P121" svg:x1="4.492cm" svg:y1="1.188cm" svg:x2="4.492cm" svg:y2="9.788cm"><text:p/></draw:line><draw:line draw:style-name="gr3" draw:text-style-name="P121" svg:x1="2.544cm" svg:y1="3.49cm" svg:x2="12.544cm" svg:y2="3.49cm"><text:p/></draw:line><draw:line draw:style-name="gr3" draw:text-style-name="P121" svg:x1="4.444cm" svg:y1="3.49cm" svg:x2="9.444cm" svg:y2="3.49cm"><text:p/></draw:line><draw:frame draw:style-name="gr4" draw:text-style-name="P122" svg:width="0.874cm" svg:height="0.468cm" svg:x="11.598cm" svg:y="3.646cm"><draw:image xlink:href="Pictures/2000000F00000371000001D498A77617.svm" xlink:type="simple" xlink:show="embed" xlink:actuate="onLoad"><text:p/></draw:image></draw:frame><draw:frame draw:style-name="gr4" draw:text-style-name="P122" svg:width="2.077cm" svg:height="0.468cm" svg:x="3.496cm" svg:y="0.346cm"><draw:image xlink:href="Pictures/2000000F00000825000001D4AE85CCDF.svm" xlink:type="simple" xlink:show="embed" xlink:actuate="onLoad"><text:p/></draw:image></draw:frame><draw:line draw:style-name="gr3" draw:text-style-name="P121" svg:x1="4.451cm" svg:y1="3.496cm" svg:x2="4.451cm" svg:y2="8.496cm"><text:p/></draw:line><draw:line draw:style-name="gr3" draw:text-style-name="P121" svg:x1="4.47cm" svg:y1="3.505cm" svg:x2="9.49cm" svg:y2="8.525cm"><text:p/></draw:line><draw:frame draw:style-name="gr5" draw:text-style-name="P123" svg:width="2.507cm" svg:height="0.466cm" svg:x="8.303cm" svg:y="2.681cm"><draw:image xlink:href="Pictures/20000039000009CB000001D466688A3D.svm" xlink:type="simple" xlink:show="embed" xlink:actuate="onLoad"><text:p/></draw:image></draw:frame><draw:frame draw:style-name="gr5" draw:text-style-name="P123" svg:width="3.252cm" svg:height="0.53cm" svg:x="1.002cm" svg:y="8.081cm"><draw:image xlink:href="Pictures/2000004700000CB000000214A793E800.svm" xlink:type="simple" xlink:show="embed" xlink:actuate="onLoad"><text:p/></draw:image></draw:frame><draw:frame draw:style-name="gr5" draw:text-style-name="P123" svg:width="3.338cm" svg:height="0.465cm" svg:x="8.603cm" svg:y="8.783cm"><draw:image xlink:href="Pictures/2000004000000D06000001D45F44A909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70421302582852" text:continue-numbering="true" text:style-name="L20">
        <text:list-item>
          <text:p text:style-name="P98"><text:span text:style-name="T13">Completa la tabla de potencias</text:span><text:span text:style-name="T11">.</text:span></text:p>
          <text:p text:style-name="P105"><draw:frame draw:style-name="fr1" draw:name="Object20" text:anchor-type="as-char" svg:y="-0.684cm" svg:width="5.489cm" svg:height="1.065cm" draw:z-index="23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108"><draw:frame draw:style-name="fr1" draw:name="Object21" text:anchor-type="as-char" svg:y="-0.661cm" svg:width="6.491cm" svg:height="1.104cm" draw:z-index="30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108"><text:span text:style-name="T52">En condensadores, la potencia aparente </text:span><text:span text:style-name="T52"><draw:frame draw:style-name="fr1" draw:name="Object27" text:anchor-type="as-char" svg:y="-0.377cm" svg:width="0.704cm" svg:height="0.533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2">se cuenta negativa.</text:span></text:p>
          <text:p text:style-name="P106"><draw:frame draw:style-name="fr1" draw:name="Object22" text:anchor-type="as-char" svg:y="-0.377cm" svg:width="5.486cm" svg:height="0.469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38">R</text:p>
          </table:table-cell>
          <table:table-cell table:style-name="Table2.A1" office:value-type="string">
            <text:p text:style-name="P38">X<text:span text:style-name="T31">L</text:span></text:p>
          </table:table-cell>
          <table:table-cell table:style-name="Table2.A1" office:value-type="string">
            <text:p text:style-name="P38">X<text:span text:style-name="T32">C</text:span></text:p>
          </table:table-cell>
          <table:table-cell table:style-name="Table2.E1" office:value-type="string">
            <text:p text:style-name="P41">Z</text:p>
          </table:table-cell>
        </table:table-row>
        <table:table-row>
          <table:table-cell table:style-name="Table2.A2" office:value-type="string">
            <text:p text:style-name="P44">P en W</text:p>
          </table:table-cell>
          <table:table-cell table:style-name="Table2.A2" office:value-type="string">
            <text:p text:style-name="P120">1320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E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44">Q en VAR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88">-<text:span text:style-name="T51">1320</text:span></text:p>
          </table:table-cell>
          <table:table-cell table:style-name="Table2.E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44">S en VA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E2" office:value-type="string">
            <text:p text:style-name="P120">1863</text:p>
          </table:table-cell>
        </table:table-row>
      </table:table>
      <text:p text:style-name="P31"/>
      <text:p text:style-name="P31"/>
      <text:p text:style-name="P93"/>
      <text:list xml:id="list170422870508915" text:continue-numbering="true" text:style-name="L20">
        <text:list-item>
          <text:p text:style-name="P104"><text:span text:style-name="T30">Dibuja el triángulo de potencias (escala 200 W = 200 VAR = 200 VA = 1 cm)</text:span>.</text:p>
        </text:list-item>
      </text:list>
      <text:p text:style-name="P21"/>
      <text:p text:style-name="P21"><draw:g text:anchor-type="paragraph" draw:z-index="26" draw:style-name="gr16"><draw:line draw:style-name="gr17" draw:text-style-name="P121" svg:x1="4.616cm" svg:y1="1.005cm" svg:x2="10.716cm" svg:y2="1.005cm"><text:p/></draw:line><draw:line draw:style-name="gr18" draw:text-style-name="P121" svg:x1="4.623cm" svg:y1="1.009cm" svg:x2="4.623cm" svg:y2="7.109cm"><text:p/></draw:line><draw:line draw:style-name="gr19" draw:text-style-name="P121" svg:x1="4.66cm" svg:y1="0.989cm" svg:x2="10.741cm" svg:y2="7.07cm"><text:p/></draw:line><draw:frame draw:style-name="gr20" draw:text-style-name="P122" svg:width="1.759cm" svg:height="0.468cm" svg:x="5.625cm" svg:y="1.169cm"><draw:image xlink:href="Pictures/2000002B000006DF000001D4EF633E8B.svm" xlink:type="simple" xlink:show="embed" xlink:actuate="onLoad"><text:p/></draw:image></draw:frame><draw:frame draw:style-name="gr5" draw:text-style-name="P123" svg:width="3.013cm" svg:height="0.533cm" svg:x="3.002cm" svg:y="7.345cm"><draw:image xlink:href="Pictures/2000003200000BC7000002144F685163.svm" xlink:type="simple" xlink:show="embed" xlink:actuate="onLoad"><text:p/></draw:image></draw:frame><draw:frame draw:style-name="gr5" draw:text-style-name="P123" svg:width="2.142cm" svg:height="0.468cm" svg:x="8.602cm" svg:y="0.245cm"><draw:image xlink:href="Pictures/200000240000085F000001D4CA19C5C9.svm" xlink:type="simple" xlink:show="embed" xlink:actuate="onLoad"><text:p/></draw:image></draw:frame><draw:frame draw:style-name="gr5" draw:text-style-name="P123" svg:width="2.091cm" svg:height="0.468cm" svg:x="9.902cm" svg:y="5.845cm"><draw:image xlink:href="Pictures/200000240000082D000001D4014CE5C8.svm" xlink:type="simple" xlink:show="embed" xlink:actuate="onLoad"><text:p/></draw:image></draw:frame></draw:g></text:p>
      <text:p text:style-name="P21"/>
      <text:p text:style-name="P21"/>
      <text:p text:style-name="P21"/>
      <text:p text:style-name="P21"/>
      <text:p text:style-name="P21"/>
      <text:p text:style-name="P92"/>
      <text:p text:style-name="P94"><text:span text:style-name="T1">Ejercicio </text:span><text:span text:style-name="T4">3</text:span></text:p>
      <text:p text:style-name="P6"><draw:g text:anchor-type="paragraph" draw:z-index="7" draw:style-name="gr1"><draw:frame draw:style-name="gr8" draw:text-style-name="P122" svg:width="1.304cm" svg:height="1.235cm" svg:x="7.536cm" svg:y="5.244cm"><draw:image xlink:href="Pictures/100000000000002500000023EB4E9695.png" xlink:type="simple" xlink:show="embed" xlink:actuate="onLoad"><text:p/></draw:image></draw:frame><draw:frame draw:style-name="gr9" draw:text-style-name="P126" svg:width="2.804cm" svg:height="0.823cm" svg:x="6.885cm" svg:y="6.558cm"><draw:text-box><text:p text:style-name="P124"><text:span text:style-name="T55">E = 220 V</text:span></text:p></draw:text-box></draw:frame><draw:frame draw:style-name="gr9" draw:text-style-name="P126" svg:width="1.999cm" svg:height="0.823cm" svg:x="6.887cm" svg:y="7.16cm"><draw:text-box><text:p text:style-name="P124"><text:span text:style-name="T55">50 Hz</text:span></text:p></draw:text-box></draw:frame><draw:custom-shape draw:style-name="gr10" draw:text-style-name="P121" svg:width="0.503cm" svg:height="1.505cm" draw:transform="rotate (1.5707963267949) translate (8.80886111111111cm 1.666875cm)"><text:p/><draw:enhanced-geometry svg:viewBox="0 0 21600 21600" draw:type="rectangle" draw:enhanced-path="M 0 0 L 21600 0 21600 21600 0 21600 0 0 Z N"/></draw:custom-shape><draw:line draw:style-name="gr11" draw:text-style-name="P121" svg:x1="5.245cm" svg:y1="1.441cm" svg:x2="6.994cm" svg:y2="1.441cm"><text:p/></draw:line><draw:line draw:style-name="gr11" draw:text-style-name="P121" svg:x1="7.396cm" svg:y1="1.418cm" svg:x2="8.798cm" svg:y2="1.418cm"><text:p/></draw:line><draw:line draw:style-name="gr11" draw:text-style-name="P121" svg:x1="11.224cm" svg:y1="5.821cm" svg:x2="11.224cm" svg:y2="1.441cm"><text:p/></draw:line><draw:frame draw:style-name="gr12" draw:text-style-name="P127" svg:width="3.252cm" svg:height="0.902cm" svg:x="5.343cm" svg:y="0.228cm"><draw:text-box><text:p text:style-name="P124"><text:span text:style-name="T56">L = 95 mH</text:span></text:p></draw:text-box></draw:frame><draw:frame draw:style-name="gr12" draw:text-style-name="P127" svg:width="2.938cm" svg:height="0.902cm" svg:x="8.405cm" svg:y="0.226cm"><draw:text-box><text:p text:style-name="P124"><text:span text:style-name="T56">R = 10 Ω </text:span></text:p></draw:text-box></draw:frame><draw:line draw:style-name="gr11" draw:text-style-name="P121" svg:x1="10.31cm" svg:y1="1.439cm" svg:x2="11.211cm" svg:y2="1.425cm"><text:p/></draw:line><draw:line draw:style-name="gr11" draw:text-style-name="P121" svg:x1="8.846cm" svg:y1="5.858cm" svg:x2="11.213cm" svg:y2="5.826cm"><text:p/></draw:line><draw:line draw:style-name="gr11" draw:text-style-name="P121" svg:x1="5.245cm" svg:y1="5.858cm" svg:x2="7.612cm" svg:y2="5.826cm"><text:p/></draw:line><draw:g draw:style-name="gr13"><draw:g draw:style-name="gr13"><draw:custom-shape draw:style-name="gr14" draw:text-style-name="P121" svg:width="0.385cm" svg:height="0.382cm" svg:x="6.245cm" svg:y="1.22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6.253cm" svg:y1="1.418cm" svg:x2="6.623cm" svg:y2="1.418cm"><text:p/></draw:line></draw:g><draw:g draw:style-name="gr13"><draw:custom-shape draw:style-name="gr14" draw:text-style-name="P121" svg:width="0.385cm" svg:height="0.384cm" svg:x="6.647cm" svg:y="1.22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6.657cm" svg:y1="1.418cm" svg:x2="7.027cm" svg:y2="1.418cm"><text:p/></draw:line></draw:g><draw:g draw:style-name="gr13"><draw:custom-shape draw:style-name="gr14" draw:text-style-name="P121" svg:width="0.382cm" svg:height="0.382cm" svg:x="7.045cm" svg:y="1.226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7.053cm" svg:y1="1.418cm" svg:x2="7.423cm" svg:y2="1.418cm"><text:p/></draw:line></draw:g><draw:g draw:style-name="gr13"><draw:custom-shape draw:style-name="gr14" draw:text-style-name="P121" svg:width="0.385cm" svg:height="0.382cm" svg:x="7.446cm" svg:y="1.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21" svg:x1="7.456cm" svg:y1="1.419cm" svg:x2="7.826cm" svg:y2="1.419cm"><text:p/></draw:line></draw:g></draw:g><draw:line draw:style-name="gr11" draw:text-style-name="P121" svg:x1="7.964cm" svg:y1="4.513cm" svg:x2="7.964cm" svg:y2="3.243cm"><text:p/></draw:line><draw:line draw:style-name="gr11" draw:text-style-name="P121" svg:x1="8.362cm" svg:y1="4.513cm" svg:x2="8.362cm" svg:y2="3.243cm"><text:p/></draw:line><draw:frame draw:style-name="gr12" draw:text-style-name="P127" svg:width="3.252cm" svg:height="0.902cm" svg:x="7.044cm" svg:y="2.226cm"><draw:text-box><text:p text:style-name="P124"><text:span text:style-name="T56">C = 50</text:span><text:span text:style-name="T57">μ</text:span><text:span text:style-name="T58">F</text:span></text:p></draw:text-box></draw:frame><draw:line draw:style-name="gr11" draw:text-style-name="P121" svg:x1="8.405cm" svg:y1="3.824cm" svg:x2="11.216cm" svg:y2="3.824cm"><text:p/></draw:line><draw:line draw:style-name="gr11" draw:text-style-name="P121" svg:x1="5.201cm" svg:y1="3.824cm" svg:x2="7.951cm" svg:y2="3.824cm"><text:p/></draw:line><draw:line draw:style-name="gr11" draw:text-style-name="P121" svg:x1="5.225cm" svg:y1="5.821cm" svg:x2="5.225cm" svg:y2="1.441cm"><text:p/></draw:line><draw:frame draw:style-name="gr9" draw:text-style-name="P126" svg:width="0.717cm" svg:height="0.823cm" svg:x="4.585cm" svg:y="4.458cm"><draw:text-box><text:p text:style-name="P124"><text:span text:style-name="T55">I</text:span></text:p></draw:text-box></draw:frame><draw:frame draw:style-name="gr9" draw:text-style-name="P126" svg:width="0.916cm" svg:height="0.983cm" svg:x="5.885cm" svg:y="2.958cm"><draw:text-box><text:p text:style-name="P124"><text:span text:style-name="T55">I</text:span><text:span text:style-name="T59">C</text:span></text:p></draw:text-box></draw:frame><draw:frame draw:style-name="gr9" draw:text-style-name="P126" svg:width="1.2cm" svg:height="0.983cm" svg:x="4.001cm" svg:y="2.258cm"><draw:text-box><text:p text:style-name="P124"><text:span text:style-name="T55">I</text:span><text:span text:style-name="T59">RL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705171974714655511" text:style-name="L21">
        <text:list-item>
          <text:p text:style-name="P102">Completa la tabla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0"/>
          </table:table-cell>
          <table:table-cell table:style-name="Table4.A1" office:value-type="string">
            <text:p text:style-name="P80">R</text:p>
          </table:table-cell>
          <table:table-cell table:style-name="Table4.A1" office:value-type="string">
            <text:p text:style-name="P73">L</text:p>
          </table:table-cell>
          <table:table-cell table:style-name="Table4.A1" office:value-type="string">
            <text:p text:style-name="P73">C</text:p>
          </table:table-cell>
          <table:table-cell table:style-name="Table4.A1" office:value-type="string">
            <text:p text:style-name="P80">Total</text:p>
          </table:table-cell>
          <table:table-cell table:style-name="Table4.F1" office:value-type="string">
            <text:p text:style-name="P80"/>
          </table:table-cell>
        </table:table-row>
        <table:table-row>
          <table:table-cell table:style-name="Table4.A2" office:value-type="string">
            <text:p text:style-name="P80">E</text:p>
          </table:table-cell>
          <table:table-cell table:style-name="Table4.A2" office:value-type="string">
            <text:p text:style-name="P35">(22,3 - j66,4) V</text:p>
            <text:p text:style-name="P33">7<text:span text:style-name="T36">0</text:span> <text:span text:style-name="T36">V</text:span> ∠-71,45º</text:p>
          </table:table-cell>
          <table:table-cell table:style-name="Table4.A2" office:value-type="string">
            <text:p text:style-name="P35">(197,8 +j66,4) V</text:p>
            <text:p text:style-name="P33"><text:span text:style-name="T36">208,6</text:span> <text:span text:style-name="T36">V</text:span> ∠<text:span text:style-name="T42">18,55</text:span>º</text:p>
          </table:table-cell>
          <table:table-cell table:style-name="Table4.A2" office:value-type="string">
            <text:p text:style-name="P81">(<text:span text:style-name="T28">22</text:span>0 + j0) V</text:p>
            <text:p text:style-name="P65"><text:span text:style-name="T28">220 V </text:span>∠0º</text:p>
          </table:table-cell>
          <table:table-cell table:style-name="Table4.A2" office:value-type="string">
            <text:p text:style-name="P81">(<text:span text:style-name="T28">22</text:span>0 +j0) V</text:p>
            <text:p text:style-name="P76"><text:span text:style-name="T28">220 V </text:span><text:span text:style-name="T37">∠0º</text:span></text:p>
          </table:table-cell>
          <table:table-cell table:style-name="Table4.F2" office:value-type="string">
            <text:p text:style-name="P83">V</text:p>
          </table:table-cell>
        </table:table-row>
        <table:table-row>
          <table:table-cell table:style-name="Table4.A2" office:value-type="string">
            <text:p text:style-name="P80">I</text:p>
          </table:table-cell>
          <table:table-cell table:style-name="Table4.A2" office:value-type="string">
            <text:p text:style-name="P36">(2,2 - j6,6) A</text:p>
            <text:p text:style-name="P34">7 A ∠-71,45º</text:p>
          </table:table-cell>
          <table:table-cell table:style-name="Table4.A2" office:value-type="string">
            <text:p text:style-name="P36">(2,2 - j6,6) A</text:p>
            <text:p text:style-name="P33">7 A ∠-71,45º</text:p>
          </table:table-cell>
          <table:table-cell table:style-name="Table4.A2" office:value-type="string">
            <text:p text:style-name="P69">(<text:span text:style-name="T35">0</text:span> <text:span text:style-name="T36">+ j3,45</text:span>) <text:span text:style-name="T36">A</text:span></text:p>
            <text:p text:style-name="P32">3,45 A ∠90º</text:p>
          </table:table-cell>
          <table:table-cell table:style-name="Table4.A2" office:value-type="string">
            <text:p text:style-name="P68">(2,2 - j3,15) A</text:p>
            <text:p text:style-name="P68">3,8<text:span text:style-name="T44">4</text:span> A ∠-55º</text:p>
          </table:table-cell>
          <table:table-cell table:style-name="Table4.F2" office:value-type="string">
            <text:p text:style-name="P83">A</text:p>
          </table:table-cell>
        </table:table-row>
        <table:table-row>
          <table:table-cell table:style-name="Table4.A2" office:value-type="string">
            <text:p text:style-name="P80">Z</text:p>
          </table:table-cell>
          <table:table-cell table:style-name="Table4.A2" office:value-type="string">
            <text:p text:style-name="P77">(<text:span text:style-name="T35">10</text:span> +j0) Ω</text:p>
            <text:p text:style-name="P77"><text:span text:style-name="T35">10</text:span> Ω<text:span text:style-name="T24"> </text:span><text:span text:style-name="T37">∠0º</text:span></text:p>
          </table:table-cell>
          <table:table-cell table:style-name="Table4.A2" office:value-type="string">
            <text:p text:style-name="P77">(<text:span text:style-name="T35">0</text:span> +j<text:span text:style-name="T35">29,8</text:span>) Ω</text:p>
            <text:p text:style-name="P77"><text:span text:style-name="T35">29,8</text:span> Ω<text:span text:style-name="T24"> </text:span><text:span text:style-name="T37">∠</text:span><text:span text:style-name="T39">9</text:span><text:span text:style-name="T37">0º</text:span></text:p>
          </table:table-cell>
          <table:table-cell table:style-name="Table4.A2" office:value-type="string">
            <text:p text:style-name="P77">(<text:span text:style-name="T35">0</text:span> -j<text:span text:style-name="T35">63,7</text:span>) Ω</text:p>
            <text:p text:style-name="P77"><text:span text:style-name="T35">63,7</text:span> Ω<text:span text:style-name="T24"> </text:span><text:span text:style-name="T37">∠-</text:span><text:span text:style-name="T39">9</text:span><text:span text:style-name="T37">0º</text:span></text:p>
          </table:table-cell>
          <table:table-cell table:style-name="Table4.A2" office:value-type="string">
            <text:p text:style-name="P84"><text:span text:style-name="T37">(33,2 + j 47,4) </text:span><text:span text:style-name="T38">Ω</text:span></text:p>
            <text:p text:style-name="P70">57,9 Ω ∠55º</text:p>
          </table:table-cell>
          <table:table-cell table:style-name="Table4.F2" office:value-type="string">
            <text:p text:style-name="P78">Ω</text:p>
          </table:table-cell>
        </table:table-row>
      </table:table>
      <text:p text:style-name="P28"/>
      <text:p text:style-name="P10"><draw:frame draw:style-name="fr1" draw:name="Object2" text:anchor-type="as-char" svg:y="-0.623cm" svg:width="7.495cm" svg:height="1.002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<draw:frame draw:style-name="fr1" draw:name="Object4" text:anchor-type="as-char" svg:y="-0.377cm" svg:width="6.893cm" svg:height="0.53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draw:frame draw:style-name="fr1" draw:name="Object5" text:anchor-type="as-char" svg:y="-0.684cm" svg:width="6.989cm" svg:height="1.125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1" draw:name="Object7" text:anchor-type="as-char" svg:y="-0.386cm" svg:width="8.234cm" svg:height="0.542cm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1" draw:name="Object6" text:anchor-type="as-char" svg:y="-0.684cm" svg:width="10.43cm" svg:height="1.127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3">Sin la conexión en paralelo del condensador, la corriente total del circuito sería I =<text:span text:style-name="T47">7 A ∠-71,45º.</text:span></text:p>
      <text:p text:style-name="P13">Gracias a la conexión en paralelo del condensador, se han reducido el valor efectivo de la corriente y el desfase a I = <text:span text:style-name="T48">3,8</text:span><text:span text:style-name="T49">4</text:span><text:span text:style-name="T48"> A ∠-55º.</text:span></text:p>
      <text:p text:style-name="P13"><text:span text:style-name="T48">E</text:span><text:span text:style-name="T46">sto se debe a que una parte de la energía reactiva oscila entre inductor y condensador.</text:span></text:p>
      <text:list xml:id="list170421834797340" text:continue-numbering="true" text:style-name="L21">
        <text:list-item>
          <text:p text:style-name="P118"><text:span text:style-name="T11">Dibuja el diagrama </text:span><text:span text:style-name="T12">fasorial de corriente</text:span><text:span text:style-name="T17">s</text:span><text:span text:style-name="T12"> y tensiones (escalas: </text:span><text:span text:style-name="T19">20</text:span><text:span text:style-name="T12"> V = </text:span><text:span text:style-name="T19">1</text:span><text:span text:style-name="T12"> cm y </text:span><text:span text:style-name="T14">1</text:span><text:span text:style-name="T12"> A = </text:span><text:span text:style-name="T16">1</text:span><text:span text:style-name="T12"> cm)</text:span><text:span text:style-name="T11">.</text:span></text:p>
        </text:list-item>
      </text:list>
      <text:p text:style-name="P6"/>
      <text:p text:style-name="P6"><draw:g text:anchor-type="paragraph" draw:z-index="12" draw:style-name="gr1"><draw:line draw:style-name="gr2" draw:text-style-name="P121" svg:x1="3.644cm" svg:y1="0.89cm" svg:x2="3.644cm" svg:y2="9.49cm"><text:p/></draw:line><draw:line draw:style-name="gr3" draw:text-style-name="P121" svg:x1="1.046cm" svg:y1="6.491cm" svg:x2="16.046cm" svg:y2="6.491cm"><text:p/></draw:line><draw:line draw:style-name="gr3" draw:text-style-name="P121" svg:x1="3.646cm" svg:y1="6.491cm" svg:x2="14.646cm" svg:y2="6.491cm"><text:p/></draw:line><draw:frame draw:style-name="gr4" draw:text-style-name="P122" svg:width="0.874cm" svg:height="0.466cm" svg:x="15.2cm" svg:y="6.65cm"><draw:image xlink:href="Pictures/2000000F00000371000001D498A77617.svm" xlink:type="simple" xlink:show="embed" xlink:actuate="onLoad"><text:p/></draw:image></draw:frame><draw:frame draw:style-name="gr4" draw:text-style-name="P122" svg:width="2.079cm" svg:height="0.47cm" svg:x="2.699cm" svg:y="0.346cm"><draw:image xlink:href="Pictures/2000000F00000825000001D4AE85CCDF.svm" xlink:type="simple" xlink:show="embed" xlink:actuate="onLoad"><text:p/></draw:image></draw:frame><draw:frame draw:style-name="gr4" draw:text-style-name="P122" svg:width="3.728cm" svg:height="0.532cm" svg:x="12.1cm" svg:y="5.853cm"><draw:image xlink:href="Pictures/2000005500000E8B00000214EC0F02E2.svm" xlink:type="simple" xlink:show="embed" xlink:actuate="onLoad"><text:p/></draw:image></draw:frame><draw:line draw:style-name="gr3" draw:text-style-name="P121" svg:x1="3.631cm" svg:y1="6.441cm" svg:x2="13.491cm" svg:y2="3.132cm"><text:p/></draw:line><draw:frame draw:style-name="gr4" draw:text-style-name="P122" svg:width="3.918cm" svg:height="0.53cm" svg:x="13.201cm" svg:y="2.353cm"><draw:image xlink:href="Pictures/2000004000000F5700000214E8EBEAEF.svm" xlink:type="simple" xlink:show="embed" xlink:actuate="onLoad"><text:p/></draw:image></draw:frame><draw:line draw:style-name="gr3" draw:text-style-name="P121" svg:x1="3.64cm" svg:y1="6.434cm" svg:x2="4.753cm" svg:y2="9.752cm"><text:p/></draw:line><draw:frame draw:style-name="gr4" draw:text-style-name="P122" svg:width="3.719cm" svg:height="0.53cm" svg:x="1.002cm" svg:y="9.555cm"><draw:image xlink:href="Pictures/2000004700000E8E000002148D3F05ED.svm" xlink:type="simple" xlink:show="embed" xlink:actuate="onLoad"><text:p/></draw:image></draw:frame><draw:line draw:style-name="gr3" draw:text-style-name="P121" svg:x1="3.657cm" svg:y1="6.438cm" svg:x2="5.837cm" svg:y2="9.551cm"><text:p/></draw:line><draw:frame draw:style-name="gr4" draw:text-style-name="P122" svg:width="3.038cm" svg:height="0.466cm" svg:x="5.803cm" svg:y="8.956cm"><draw:image xlink:href="Pictures/2000004000000BDD000001D462B86D40.svm" xlink:type="simple" xlink:show="embed" xlink:actuate="onLoad"><text:p/></draw:image></draw:frame><draw:line draw:style-name="gr3" draw:text-style-name="P121" svg:x1="3.633cm" svg:y1="6.477cm" svg:x2="5.86cm" svg:y2="13.113cm"><text:p/></draw:line><draw:frame draw:style-name="gr4" draw:text-style-name="P122" svg:width="3.56cm" svg:height="0.528cm" svg:x="6.103cm" svg:y="12.958cm"><draw:image xlink:href="Pictures/2000004700000DE8000002149957B81B.svm" xlink:type="simple" xlink:show="embed" xlink:actuate="onLoad"><text:p/></draw:image></draw:frame><draw:line draw:style-name="gr3" draw:text-style-name="P121" svg:x1="3.67cm" svg:y1="6.528cm" svg:x2="3.67cm" svg:y2="3.078cm"><text:p/></draw:line><draw:frame draw:style-name="gr5" draw:text-style-name="P123" svg:width="3.125cm" svg:height="0.532cm" svg:x="3.798cm" svg:y="3.172cm"><draw:image xlink:href="Pictures/2000004000000C3600000214FEA6E3C7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0421452671704" text:continue-numbering="true" text:style-name="L21">
        <text:list-item>
          <text:p text:style-name="P118"><text:span text:style-name="T11">Dibuja el diagrama</text:span><text:span text:style-name="T12"> de impedancias (escala </text:span><text:span text:style-name="T16">6</text:span><text:span text:style-name="T12"> Ω = 1 cm)</text:span><text:span text:style-name="T11">.</text:span></text:p>
        </text:list-item>
      </text:list>
      <text:p text:style-name="P6"><draw:g text:anchor-type="paragraph" draw:z-index="13" draw:style-name="gr1"><draw:line draw:style-name="gr2" draw:text-style-name="P121" svg:x1="3.242cm" svg:y1="2.697cm" svg:x2="3.242cm" svg:y2="11.297cm"><text:p/></draw:line><draw:line draw:style-name="gr3" draw:text-style-name="P121" svg:x1="0.645cm" svg:y1="8.295cm" svg:x2="15.645cm" svg:y2="8.295cm"><text:p/></draw:line><draw:line draw:style-name="gr3" draw:text-style-name="P121" svg:x1="3.245cm" svg:y1="8.295cm" svg:x2="4.915cm" svg:y2="8.295cm"><text:p/></draw:line><draw:frame draw:style-name="gr4" draw:text-style-name="P122" svg:width="0.872cm" svg:height="0.466cm" svg:x="14.799cm" svg:y="8.455cm"><draw:image xlink:href="Pictures/2000000F00000371000001D498A77617.svm" xlink:type="simple" xlink:show="embed" xlink:actuate="onLoad"><text:p/></draw:image></draw:frame><draw:frame draw:style-name="gr4" draw:text-style-name="P122" svg:width="2.079cm" svg:height="0.47cm" svg:x="2.297cm" svg:y="2.15cm"><draw:image xlink:href="Pictures/2000000F00000825000001D4AE85CCDF.svm" xlink:type="simple" xlink:show="embed" xlink:actuate="onLoad"><text:p/></draw:image></draw:frame><draw:frame draw:style-name="gr5" draw:text-style-name="P123" svg:width="2.662cm" svg:height="0.53cm" svg:x="4.8cm" svg:y="7.657cm"><draw:image xlink:href="Pictures/2000004000000A6600000214427111E7.svm" xlink:type="simple" xlink:show="embed" xlink:actuate="onLoad"><text:p/></draw:image></draw:frame><draw:line draw:style-name="gr3" draw:text-style-name="P121" svg:x1="3.233cm" svg:y1="8.286cm" svg:x2="3.233cm" svg:y2="3.316cm"><text:p/></draw:line><draw:frame draw:style-name="gr5" draw:text-style-name="P123" svg:width="3.167cm" svg:height="0.53cm" svg:x="0cm" svg:y="3.258cm"><draw:image xlink:href="Pictures/2000004000000C6600000214A93C92C6.svm" xlink:type="simple" xlink:show="embed" xlink:actuate="onLoad"><text:p/></draw:image></draw:frame><draw:line draw:style-name="gr3" draw:text-style-name="P121" svg:x1="3.235cm" svg:y1="8.296cm" svg:x2="3.235cm" svg:y2="18.896cm"><text:p/></draw:line><draw:frame draw:style-name="gr5" draw:text-style-name="P123" svg:width="3.509cm" svg:height="0.53cm" svg:x="3.6cm" svg:y="18.459cm"><draw:image xlink:href="Pictures/2000004700000DBE00000214AFBCD783.svm" xlink:type="simple" xlink:show="embed" xlink:actuate="onLoad"><text:p/></draw:image></draw:frame><draw:line draw:style-name="gr3" draw:text-style-name="P121" svg:x1="3.303cm" svg:y1="8.251cm" svg:x2="8.838cm" svg:y2="0.346cm"><text:p/></draw:line><draw:frame draw:style-name="gr5" draw:text-style-name="P123" svg:width="3.16cm" svg:height="0.53cm" svg:x="9.001cm" svg:y="0.36cm"><draw:image xlink:href="Pictures/2000004000000C67000002145A8ADD28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0421313823828" text:continue-numbering="true" text:style-name="L21">
        <text:list-item>
          <text:p text:style-name="P119"><text:span text:style-name="T13">Completa la tabla de potencias</text:span><text:span text:style-name="T11">.</text:span></text:p>
        </text:list-item>
      </text:list>
      <text:p text:style-name="P115"><draw:frame draw:style-name="fr1" draw:name="Object8" text:anchor-type="as-char" svg:y="-0.693cm" svg:width="5.055cm" svg:height="1.074cm" draw:z-index="3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4"><draw:frame draw:style-name="fr1" draw:name="Object9" text:anchor-type="as-char" svg:y="-0.693cm" svg:width="6.616cm" svg:height="1.138cm" draw:z-index="3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4"><draw:frame draw:style-name="fr1" draw:name="Object10" text:anchor-type="as-char" svg:y="-0.693cm" svg:width="6.759cm" svg:height="1.138cm" draw:z-index="3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14"><draw:frame draw:style-name="fr1" draw:name="Object12" text:anchor-type="as-char" svg:y="-0.377cm" svg:width="4.267cm" svg:height="0.533cm" draw:z-index="38"><draw:object xlink:href="./Object 12" xlink:type="simple" xlink:show="embed" xlink:actuate="onLoad"/><draw:image xlink:href="./ObjectReplacements/Object 12" xlink:type="simple" xlink:show="embed" xlink:actuate="onLoad"/></draw:frame></text:p>
      <text:p text:style-name="P114"><draw:frame draw:style-name="fr1" draw:name="Object11" text:anchor-type="as-char" svg:y="-0.377cm" svg:width="5.773cm" svg:height="0.533cm" draw:z-index="37"><draw:object xlink:href="./Object 8" xlink:type="simple" xlink:show="embed" xlink:actuate="onLoad"/><draw:image xlink:href="./ObjectReplacements/Object 8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64"/>
          </table:table-cell>
          <table:table-cell table:style-name="Table5.A1" office:value-type="string">
            <text:p text:style-name="P39">R</text:p>
          </table:table-cell>
          <table:table-cell table:style-name="Table5.A1" office:value-type="string">
            <text:p text:style-name="P39">X<text:span text:style-name="T31">L</text:span></text:p>
          </table:table-cell>
          <table:table-cell table:style-name="Table5.A1" office:value-type="string">
            <text:p text:style-name="P39">X<text:span text:style-name="T32">C</text:span></text:p>
          </table:table-cell>
          <table:table-cell table:style-name="Table5.E1" office:value-type="string">
            <text:p text:style-name="P42">Z</text:p>
          </table:table-cell>
        </table:table-row>
        <table:table-row>
          <table:table-cell table:style-name="Table5.A2" office:value-type="string">
            <text:p text:style-name="P45">P en W</text:p>
          </table:table-cell>
          <table:table-cell table:style-name="Table5.A2" office:value-type="string">
            <text:p text:style-name="P86">490</text:p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E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45">Q en VAR</text:p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87">1460,2</text:p>
          </table:table-cell>
          <table:table-cell table:style-name="Table5.A2" office:value-type="string">
            <text:p text:style-name="P63">-<text:span text:style-name="T43">759,8</text:span></text:p>
          </table:table-cell>
          <table:table-cell table:style-name="Table5.E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45">S en VA</text:p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E2" office:value-type="string">
            <text:p text:style-name="P87">8<text:span text:style-name="T44">45</text:span></text:p>
          </table:table-cell>
        </table:table-row>
      </table:table>
      <text:p text:style-name="P19"/>
      <text:p text:style-name="P113"/>
      <text:list xml:id="list170422269776214" text:continue-numbering="true" text:style-name="L21">
        <text:list-item>
          <text:p text:style-name="P110">Dibuja el triángulo de potencias (escala 200 W = 200 VAR = 200 VA = 1 cm).</text:p>
        </text:list-item>
      </text:list>
      <text:p text:style-name="P19"/>
      <text:p text:style-name="P19"><draw:g text:anchor-type="paragraph" draw:z-index="14" draw:style-name="gr1"><draw:line draw:style-name="gr3" draw:text-style-name="P121" svg:x1="5.347cm" svg:y1="8.008cm" svg:x2="7.797cm" svg:y2="8.008cm"><text:p/></draw:line><draw:frame draw:style-name="gr5" draw:text-style-name="P123" svg:width="1.943cm" svg:height="0.468cm" svg:x="7.899cm" svg:y="7.789cm"><draw:image xlink:href="Pictures/2000002400000799000001D4B988C801.svm" xlink:type="simple" xlink:show="embed" xlink:actuate="onLoad"><text:p/></draw:image></draw:frame><draw:line draw:style-name="gr3" draw:text-style-name="P121" svg:x1="5.321cm" svg:y1="7.963cm" svg:x2="5.321cm" svg:y2="0.663cm"><text:p/></draw:line><draw:frame draw:style-name="gr5" draw:text-style-name="P123" svg:width="2.666cm" svg:height="0.532cm" svg:x="5.8cm" svg:y="0.49cm"><draw:image xlink:href="Pictures/2000002B00000A7700000214E497EBA9.svm" xlink:type="simple" xlink:show="embed" xlink:actuate="onLoad"><text:p/></draw:image></draw:frame><draw:line draw:style-name="gr3" draw:text-style-name="P121" svg:x1="5.321cm" svg:y1="8.015cm" svg:x2="5.321cm" svg:y2="11.815cm"><text:p/></draw:line><draw:frame draw:style-name="gr5" draw:text-style-name="P123" svg:width="3.109cm" svg:height="0.532cm" svg:x="5.636cm" svg:y="11.364cm"><draw:image xlink:href="Pictures/2000003200000C310000021490683DD3.svm" xlink:type="simple" xlink:show="embed" xlink:actuate="onLoad"><text:p/></draw:image></draw:frame><draw:line draw:style-name="gr3" draw:text-style-name="P121" svg:x1="5.321cm" svg:y1="7.961cm" svg:x2="5.321cm" svg:y2="4.461cm"><text:p/></draw:line><draw:frame draw:style-name="gr5" draw:text-style-name="P123" svg:width="4.248cm" svg:height="0.532cm" svg:x="1cm" svg:y="4.392cm"><draw:image xlink:href="Pictures/2000004E000010A4000002146E8DACB6.svm" xlink:type="simple" xlink:show="embed" xlink:actuate="onLoad"><text:p/></draw:image></draw:frame><draw:line draw:style-name="gr7" draw:text-style-name="P121" svg:x1="7.719cm" svg:y1="7.961cm" svg:x2="7.719cm" svg:y2="4.461cm"><text:p/></draw:line><draw:line draw:style-name="gr3" draw:text-style-name="P121" svg:x1="5.336cm" svg:y1="7.984cm" svg:x2="7.773cm" svg:y2="4.504cm"><text:p/></draw:line><draw:frame draw:style-name="gr5" draw:text-style-name="P123" svg:width="1.983cm" svg:height="0.468cm" svg:x="6.72cm" svg:y="4.023cm"><draw:image xlink:href="Pictures/20000024000007C6000001D4C9E543C3.svm" xlink:type="simple" xlink:show="embed" xlink:actuate="onLoad"><text:p/></draw:image></draw:frame><draw:frame draw:style-name="gr5" draw:text-style-name="P123" svg:width="1.438cm" svg:height="0.466cm" svg:x="5.69cm" svg:y="7.464cm"><draw:image xlink:href="Pictures/200000240000059D000001D45F006AA1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70422336624927" text:continue-numbering="true" text:style-name="L21">
        <text:list-item>
          <text:p text:style-name="P111"><text:soft-page-break/>¿Cuál sería la capacidad del condensador en paralelo, si se quiere eliminar el desfase entre tensión de alimentación y corriente I?</text:p>
          <text:p text:style-name="P111">Para eliminar el desfase entre la tensión de <text:span text:style-name="T45">alimentación</text:span> y la corriente, las potencias reactivas de inductor y condensador deben ser iguales. En este caso, <text:span text:style-name="T45">toda </text:span>la pòtencia reactiva oscila entre el inductor y el condensador. </text:p>
          <text:p text:style-name="P112">El conductor desde la fuente de alimentación hasta el condensador, sólo conduce la intensidad necesaria para generar la potencia activa de la resistencia.</text:p>
        </text:list-item>
      </text:list>
      <text:p text:style-name="P23"><text:tab/><draw:frame draw:style-name="fr1" draw:name="Object13" text:anchor-type="as-char" svg:y="-0.377cm" svg:width="1.148cm" svg:height="0.533cm" draw:z-index="16"><draw:object xlink:href="./Object 13" xlink:type="simple" xlink:show="embed" xlink:actuate="onLoad"/><draw:image xlink:href="./ObjectReplacements/Object 13" xlink:type="simple" xlink:show="embed" xlink:actuate="onLoad"/></draw:frame><text:span text:style-name="T8">→</text:span><text:span text:style-name="T8"><draw:frame draw:style-name="fr1" draw:name="Object14" text:anchor-type="as-char" svg:y="-0.377cm" svg:width="2.741cm" svg:height="0.533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3"><text:span text:style-name="T8"><text:tab/></text:span><text:span text:style-name="T8"><draw:frame draw:style-name="fr1" draw:name="Object15" text:anchor-type="as-char" svg:y="-0.693cm" svg:width="2.108cm" svg:height="1.138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8">→</text:span><text:span text:style-name="T8"><draw:frame draw:style-name="fr1" draw:name="Object16" text:anchor-type="as-char" svg:y="-0.661cm" svg:width="4.09cm" svg:height="1.104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→</text:span><text:span text:style-name="T8"><draw:frame draw:style-name="fr1" draw:name="Object17" text:anchor-type="as-char" svg:y="-0.661cm" svg:width="4.794cm" svg:height="1.041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4"><text:span text:style-name="T8"><text:tab/></text:span><text:span text:style-name="T7">con </text:span><text:span text:style-name="T7"><draw:frame draw:style-name="fr1" draw:name="Object18" text:anchor-type="as-char" svg:y="-0.623cm" svg:width="2.542cm" svg:height="1.002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">→</text:span><text:span text:style-name="T8"><draw:frame draw:style-name="fr1" draw:name="Object19" text:anchor-type="as-char" svg:y="-0.623cm" svg:width="7.519cm" svg:height="1.065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9T17:04:20.348116977</dc:date>
    <meta:editing-duration>PT7H48M32S</meta:editing-duration>
    <meta:editing-cycles>58</meta:editing-cycles>
    <meta:generator>LibreOffice/4.2.8.2$Linux_x86 LibreOffice_project/420m0$Build-2</meta:generator>
    <meta:document-statistic meta:table-count="6" meta:image-count="0" meta:object-count="27" meta:page-count="12" meta:paragraph-count="171" meta:word-count="684" meta:character-count="3026" meta:non-whitespace-character-count="2506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796</mn>
        </mrow>
      </mrow>
      <mrow>
        <mi>H</mi>
        <mo stretchy="false">=</mo>
        <mn>25</mn>
      </mrow>
      <mi>Ω</mi>
    </mrow>
    <annotation encoding="StarMath 5.0">X rsub L = 2 cdot %pi cdot f cdot L = 2 cdot %pi cdot 50 cdot 0,0796 H = 25 Ω</annotation>
  </semantics>
</math>
</file>

<file path=Object 10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8,6</mn>
                  <mi>V</mi>
                </mrow>
              </mrow>
              <mo fence="true" stretchy="false">)</mo>
            </mrow>
            <mn>²</mn>
          </mrow>
          <mrow>
            <mn>29,8</mn>
            <mi>Ω</mi>
          </mrow>
        </mfrac>
        <mo stretchy="false">=</mo>
        <mn>1460,2</mn>
      </mrow>
      <mi mathvariant="italic">VAR</mi>
    </mrow>
    <annotation encoding="StarMath 5.0">Q rsub L = {(E rsub L)²} over X Rsub L =  {(208,6 V)²} over {29,8 Ω} = 1460,2 VAR</annotation>
  </semantics>
</math>
</file>

<file path=Object 11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row>
              <mo fence="true" stretchy="false">(</mo>
              <mrow>
                <msub>
                  <mi>E</mi>
                  <mi>C</mi>
                </msub>
              </mrow>
              <mo fence="true" stretchy="false">)</mo>
            </mrow>
            <mn>²</mn>
          </mrow>
          <msub>
            <mi>X</mi>
            <mi>C</mi>
          </msub>
        </mfrac>
        <mo stretchy="false">=</mo>
        <mfrac>
          <mrow>
            <mo stretchy="false">−</mo>
            <mrow>
              <mrow>
                <mo fence="true" stretchy="false">(</mo>
                <mrow>
                  <mrow>
                    <mn>220</mn>
                    <mi>V</mi>
                  </mrow>
                </mrow>
                <mo fence="true" stretchy="false">)</mo>
              </mrow>
              <mn>²</mn>
            </mrow>
          </mrow>
          <mrow>
            <mn>63,7</mn>
            <mi>Ω</mi>
          </mrow>
        </mfrac>
        <mo stretchy="false">=</mo>
        <mrow>
          <mo stretchy="false">−</mo>
          <mn>759,8</mn>
        </mrow>
      </mrow>
      <mi mathvariant="italic">VAR</mi>
    </mrow>
    <annotation encoding="StarMath 5.0">Q rsub C = {(E rsub C)²} over X rsub C = - {(220 V)²} over {63,7 Ω} = -759,8 VAR</annotation>
  </semantics>
</math>
</file>

<file path=Object 12/content.xml><?xml version="1.0" encoding="utf-8"?>
<math xmlns="http://www.w3.org/1998/Math/MathML" display="block">
  <semantics>
    <mrow>
      <mrow>
        <mi>Q</mi>
        <mo stretchy="false">=</mo>
        <mrow>
          <msub>
            <mi>Q</mi>
            <mi>L</mi>
          </msub>
          <mo stretchy="false">+</mo>
          <msub>
            <mi>Q</mi>
            <mi>C</mi>
          </msub>
        </mrow>
        <mo stretchy="false">=</mo>
        <mn>700,4</mn>
      </mrow>
      <mi mathvariant="italic">VAR</mi>
    </mrow>
    <annotation encoding="StarMath 5.0">Q  = Q rsub L + Q rsub C = 700,4 VAR</annotation>
  </semantics>
</math>
</file>

<file path=Object 13/content.xml><?xml version="1.0" encoding="utf-8"?>
<math xmlns="http://www.w3.org/1998/Math/MathML" display="block">
  <semantics>
    <mrow>
      <msub>
        <mi>Q</mi>
        <mi>L</mi>
      </msub>
      <mo stretchy="false">=</mo>
      <msub>
        <mi>Q</mi>
        <mi>C</mi>
      </msub>
    </mrow>
    <annotation encoding="StarMath 5.0">Q rsub L = Q rsub C  </annotation>
  </semantics>
</math>
</file>

<file path=Object 14/content.xml><?xml version="1.0" encoding="utf-8"?>
<math xmlns="http://www.w3.org/1998/Math/MathML" display="block">
  <semantics>
    <mrow>
      <mrow>
        <msub>
          <mi>Q</mi>
          <mi>C</mi>
        </msub>
        <mo stretchy="false">=</mo>
        <mn>1460,2</mn>
      </mrow>
      <mi mathvariant="italic">VAR</mi>
    </mrow>
    <annotation encoding="StarMath 5.0">Q rsub C = 1460,2 VAR</annotation>
  </semantics>
</math>
</file>

<file path=Object 15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6/content.xml><?xml version="1.0" encoding="utf-8"?>
<math xmlns="http://www.w3.org/1998/Math/MathML" display="block">
  <semantics>
    <mrow>
      <mn>1460,2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1460,2 VAR = {(220V)²} over X rsub C</annotation>
  </semantics>
</math>
</file>

<file path=Object 17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460,2</mn>
            <mi mathvariant="italic">VAR</mi>
          </mrow>
        </mfrac>
        <mo stretchy="false">=</mo>
        <mn>33,15</mn>
      </mrow>
      <mi>Ω</mi>
    </mrow>
    <annotation encoding="StarMath 5.0">X rsub C  = {(220V)²} over {1460,2 VAR} = 33,15 Ω</annotation>
  </semantics>
</math>
</file>

<file path=Object 18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33,15</mn>
            </mrow>
            <mi>Ω</mi>
          </mrow>
        </mfrac>
        <mo stretchy="false">=</mo>
        <mn>96</mn>
      </mrow>
      <mi mathvariant="italic">μF</mi>
    </mrow>
    <annotation encoding="StarMath 5.0"> C  = 1 over { 2 cdot %pi cdot f cdot X rsub C } = 1 over { 2 cdot %pi cdot 50 Hz cdot 33,15 Ω } = 96 μF</annotation>
  </semantics>
</math>
</file>

<file path=Object 2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159</mn>
            </mrow>
            <mi>F</mi>
          </mrow>
        </mfrac>
        <mo stretchy="false">=</mo>
        <mn>20</mn>
      </mrow>
      <mi>Ω</mi>
    </mrow>
    <annotation encoding="StarMath 5.0">X rsub C = 1 over {2 cdot %pi cdot f cdot C} = 1 over {2 cdot %pi cdot 50 cdot 0,000159 F} = 20 Ω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frac>
          <mrow>
            <msub>
              <mi>E</mi>
              <mi>R</mi>
            </msub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162,5</mn>
                  <mi>V</mi>
                </mrow>
              </mrow>
              <mo fence="true" stretchy="false">)</mo>
            </mrow>
            <mn>²</mn>
          </mrow>
          <mrow>
            <mn>20</mn>
            <mi>Ω</mi>
          </mrow>
        </mfrac>
        <mo stretchy="false">=</mo>
        <mn>1320</mn>
      </mrow>
      <mi>W</mi>
    </mrow>
    <annotation encoding="StarMath 5.0">P = {{E rsub R }²} over R = {(162,5 V)²} over {20Ω} = 1320 W</annotation>
  </semantics>
</math>
</file>

<file path=Object 21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i>E</mi>
            <mn>²</mn>
          </mrow>
          <msub>
            <mi>Z</mi>
            <mi>C</mi>
          </msub>
        </mfrac>
        <mo stretchy="false">=</mo>
        <mfrac>
          <mrow>
            <mo stretchy="false">−</mo>
            <mrow>
              <mrow>
                <mo fence="true" stretchy="false">(</mo>
                <mrow>
                  <mrow>
                    <mn>162,5</mn>
                    <mi>V</mi>
                  </mrow>
                </mrow>
                <mo fence="true" stretchy="false">)</mo>
              </mrow>
              <mn>²</mn>
            </mrow>
          </mrow>
          <mrow>
            <mn>20</mn>
            <mi>Ω</mi>
          </mrow>
        </mfrac>
        <mo stretchy="false">=</mo>
        <mrow>
          <mo stretchy="false">−</mo>
          <mn>1320</mn>
        </mrow>
      </mrow>
      <mi mathvariant="italic">VAR</mi>
    </mrow>
    <annotation encoding="StarMath 5.0">Q rsub C = {E²} over Z rsub C = -{(162,5 V)²} over {20Ω} = -1320 VAR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i>E</mi>
          <mo stretchy="false">⋅</mo>
          <mi>I</mi>
        </mrow>
        <mo stretchy="false">=</mo>
        <mn>230</mn>
      </mrow>
      <mrow>
        <mi>V</mi>
        <mo stretchy="false">⋅</mo>
        <mn>8,1</mn>
      </mrow>
      <mrow>
        <mi>A</mi>
        <mo stretchy="false">=</mo>
        <mn>1863</mn>
      </mrow>
      <mi>W</mi>
    </mrow>
    <annotation encoding="StarMath 5.0">S = E cdot I = 230 V cdot 8,1 A =  1863 W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row>
          <mi>E</mi>
          <mo stretchy="false">⋅</mo>
          <mi>I</mi>
        </mrow>
        <mo stretchy="false">=</mo>
        <mn>10</mn>
      </mrow>
      <mrow>
        <mi>V</mi>
        <mo stretchy="false">⋅</mo>
        <mn>0,21</mn>
      </mrow>
      <mrow>
        <mi>A</mi>
        <mo stretchy="false">=</mo>
        <mn>2,1</mn>
      </mrow>
      <mi mathvariant="italic">VA</mi>
    </mrow>
    <annotation encoding="StarMath 5.0">S = E cdot I = 10 V cdot 0,21 A =  2,1 VA</annotation>
  </semantics>
</math>
</file>

<file path=Object 24/content.xml><?xml version="1.0" encoding="utf-8"?>
<math xmlns="http://www.w3.org/1998/Math/MathML" display="block">
  <semantics>
    <mrow>
      <mrow>
        <mi>P</mi>
        <mo stretchy="false">=</mo>
        <mfrac>
          <mrow>
            <msub>
              <mi>E</mi>
              <mi>R</mi>
            </msub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8,4</mn>
                  <mi>V</mi>
                </mrow>
              </mrow>
              <mo fence="true" stretchy="false">)</mo>
            </mrow>
            <mn>²</mn>
          </mrow>
          <mrow>
            <mn>40</mn>
            <mi>Ω</mi>
          </mrow>
        </mfrac>
        <mo stretchy="false">=</mo>
        <mn>1,76</mn>
      </mrow>
      <mi>W</mi>
    </mrow>
    <annotation encoding="StarMath 5.0">P = {{E rsub R }²} over R = {(8,4 V)²} over {40Ω} = 1,76 W</annotation>
  </semantics>
</math>
</file>

<file path=Object 25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i>E</mi>
            <mn>²</mn>
          </mrow>
          <msub>
            <mi>Z</mi>
            <mi>C</mi>
          </msub>
        </mfrac>
        <mo stretchy="false">=</mo>
        <mfrac>
          <mrow>
            <mrow>
              <mo fence="true" stretchy="false">(</mo>
              <mrow>
                <mrow>
                  <mn>5,25</mn>
                  <mi>V</mi>
                </mrow>
              </mrow>
              <mo fence="true" stretchy="false">)</mo>
            </mrow>
            <mn>²</mn>
          </mrow>
          <mrow>
            <mn>25</mn>
            <mi>Ω</mi>
          </mrow>
        </mfrac>
        <mo stretchy="false">=</mo>
        <mn>1,1</mn>
      </mrow>
      <mi mathvariant="italic">VAR</mi>
    </mrow>
    <annotation encoding="StarMath 5.0">Q rsub L = {E²} over Z rsub C = {(5,25 V)²} over {25Ω} = 1,1 VAR</annotation>
  </semantics>
</math>
</file>

<file path=Object 26/content.xml><?xml version="1.0" encoding="utf-8"?>
<math xmlns="http://www.w3.org/1998/Math/MathML" display="block">
  <semantics>
    <msub>
      <mi>Q</mi>
      <mi>L</mi>
    </msub>
    <annotation encoding="StarMath 5.0">Q rsub L </annotation>
  </semantics>
</math>
</file>

<file path=Object 27/content.xml><?xml version="1.0" encoding="utf-8"?>
<math xmlns="http://www.w3.org/1998/Math/MathML" display="block">
  <semantics>
    <msub>
      <mi>Q</mi>
      <mi>C</mi>
    </msub>
    <annotation encoding="StarMath 5.0">Q rsub C </annotation>
  </semantics>
</math>
</file>

<file path=Object 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05</mn>
            </mrow>
            <mi>F</mi>
          </mrow>
        </mfrac>
        <mo stretchy="false">=</mo>
        <mn>63,7</mn>
      </mrow>
      <mi>Ω</mi>
    </mrow>
    <annotation encoding="StarMath 5.0">X rsub C = 1 over {2 cdot %pi cdot f cdot C} = 1 over {2 cdot %pi cdot 50 cdot 0,00005 F} = 63,7 Ω</annotation>
  </semantics>
</math>
</file>

<file path=Object 4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95</mn>
        </mrow>
      </mrow>
      <mrow>
        <mi>H</mi>
        <mo stretchy="false">=</mo>
        <mn>29,8</mn>
      </mrow>
      <mi>Ω</mi>
    </mrow>
    <annotation encoding="StarMath 5.0">X rsub L = 2 cdot %pi cdot f cdot L = 2 cdot %pi cdot 50 cdot 0,095 H = 29,8 Ω</annotation>
  </semantics>
</math>
</file>

<file path=Object 5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sub>
            <mi>E</mi>
            <mi>C</mi>
          </msub>
          <msub>
            <mi>Z</mi>
            <mi>C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63,7</mn>
            <mi>Ω</mi>
            <mrow>
              <mi>∠</mi>
              <mo stretchy="false">−</mo>
              <mn>90</mn>
            </mrow>
            <mi>º</mi>
          </mrow>
        </mfrac>
        <mo stretchy="false">=</mo>
        <mn>3,45</mn>
      </mrow>
      <mi>A</mi>
      <mi>∠</mi>
      <mn>90</mn>
      <mi>º</mi>
    </mrow>
    <annotation encoding="StarMath 5.0">I rsub C = E rsub C over Z rsub C = {220 V ∠0º} over { 63,7 Ω ∠-90º } = 3,45 A ∠90º</annotation>
  </semantics>
</math>
</file>

<file path=Object 6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sub>
            <mi>E</mi>
            <mi>T</mi>
          </msub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1,4</mn>
            <mi>Ω</mi>
            <mi>∠</mi>
            <mn>71,45</mn>
            <mi>º</mi>
          </mrow>
        </mfrac>
        <mo stretchy="false">=</mo>
        <mn>7</mn>
      </mrow>
      <mi>A</mi>
      <mrow>
        <mi>∠</mi>
        <mo stretchy="false">−</mo>
        <mn>71,45</mn>
      </mrow>
      <mrow>
        <mi>º</mi>
        <mo stretchy="false">=</mo>
        <mrow>
          <mo fence="true" stretchy="false">(</mo>
          <mrow>
            <mrow>
              <mrow>
                <mn>2,2</mn>
                <mo stretchy="false">−</mo>
                <mi>j</mi>
              </mrow>
              <mn>6,6</mn>
            </mrow>
          </mrow>
          <mo fence="true" stretchy="false">)</mo>
        </mrow>
      </mrow>
      <mi>A</mi>
    </mrow>
    <annotation encoding="StarMath 5.0">I rsub RL = E rsub T over Z rsub RL = {220 V ∠0º} over { 31,4 Ω ∠71,45º } = 7 A ∠-71,45º = (2,2 - j6,6) A</annotation>
  </semantics>
</math>
</file>

<file path=Object 7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i>R</mi>
          <mo stretchy="false">+</mo>
          <mi>j</mi>
        </mrow>
      </mrow>
      <mrow>
        <msub>
          <mi>X</mi>
          <mi>L</mi>
        </msub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29,8</mn>
            </mrow>
          </mrow>
          <mo fence="true" stretchy="false">)</mo>
        </mrow>
      </mrow>
      <mrow>
        <mi>Ω</mi>
        <mo stretchy="false">=</mo>
        <mn>31,4</mn>
      </mrow>
      <mi>Ω</mi>
      <mi>∠</mi>
      <mn>71,45</mn>
      <mi>º</mi>
    </mrow>
    <annotation encoding="StarMath 5.0">Z rsub RL = R + j X rsub L = (10  + j 29,8) Ω = 31,4Ω ∠ 71,45º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,84</mn>
      </mrow>
      <mrow>
        <mi>A</mi>
        <mo stretchy="false">=</mo>
        <mn>845</mn>
      </mrow>
      <mi mathvariant="italic">VA</mi>
    </mrow>
    <annotation encoding="StarMath 5.0">S = E rsub T cdot I =  220 V cdot 3,84 A = 845 VA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70</mn>
                  <mi>V</mi>
                </mrow>
              </mrow>
              <mo fence="true" stretchy="false">)</mo>
            </mrow>
            <mn>²</mn>
          </mrow>
          <mrow>
            <mn>10</mn>
            <mi>Ω</mi>
          </mrow>
        </mfrac>
        <mo stretchy="false">=</mo>
        <mn>490</mn>
      </mrow>
      <mi>W</mi>
    </mrow>
    <annotation encoding="StarMath 5.0">P = {(E rsub R)²} over R =  {(70 V)²} over {10 Ω} = 490 W</annotation>
  </semantics>
</math>
</file>